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17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3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3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1" calcext:value-type="float">
            <text:p>671</text:p>
          </table:table-cell>
          <table:table-cell office:value-type="float" office:value="869" calcext:value-type="float">
            <text:p>869</text:p>
          </table:table-cell>
          <table:table-cell office:value-type="float" office:value="6168" calcext:value-type="float">
            <text:p>616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formula="of:=[.B4]+[.C4]+[.D4]" office:value-type="float" office:value="7708" calcext:value-type="float">
            <text:p>7708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911" calcext:value-type="float">
            <text:p>911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formula="of:=[.I4]+[.J4]+[.K4]" office:value-type="float" office:value="1726" calcext:value-type="float">
            <text:p>17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1" calcext:value-type="float">
            <text:p>9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formula="of:=[.B5]+[.C5]+[.D5]" office:value-type="float" office:value="1908" calcext:value-type="float">
            <text:p>1908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table:formula="of:=[.I5]+[.J5]+[.K5]" office:value-type="float" office:value="3522" calcext:value-type="float">
            <text:p>35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1075" calcext:value-type="float">
            <text:p>1075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formula="of:=[.B6]+[.C6]+[.D6]" office:value-type="float" office:value="1969" calcext:value-type="float">
            <text:p>1969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891" calcext:value-type="float">
            <text:p>89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table:formula="of:=[.I6]+[.J6]+[.K6]" office:value-type="float" office:value="1584" calcext:value-type="float">
            <text:p>15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8" calcext:value-type="float">
            <text:p>86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formula="of:=[.B7]+[.C7]+[.D7]" office:value-type="float" office:value="1900" calcext:value-type="float">
            <text:p>1900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table:formula="of:=[.I7]+[.J7]+[.K7]" office:value-type="float" office:value="2079" calcext:value-type="float">
            <text:p>20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[.B8]+[.C8]+[.D8]" office:value-type="float" office:value="1764" calcext:value-type="float">
            <text:p>1764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[.I8]+[.J8]+[.K8]" office:value-type="float" office:value="2262" calcext:value-type="float">
            <text:p>2262</text:p>
          </table:table-cell>
          <table:table-cell table:number-columns-repeated="1010"/>
        </table:table-row>
        <table:table-row table:style-name="ro2">
          <table:table-cell/>
          <table:table-cell table:number-columns-repeated="2"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formula="of:=[.B9]+[.C9]+[.D9]" office:value-type="float" office:value="1380" calcext:value-type="float">
            <text:p>1380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table:formula="of:=[.I9]+[.J9]+[.K9]" office:value-type="float" office:value="1833" calcext:value-type="float">
            <text:p>18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formula="of:=[.B10]+[.C10]+[.D10]" office:value-type="float" office:value="1576" calcext:value-type="float">
            <text:p>157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formula="of:=[.I10]+[.J10]+[.K10]" office:value-type="float" office:value="1632" calcext:value-type="float">
            <text:p>16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9" calcext:value-type="float">
            <text:p>879</text:p>
          </table:table-cell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formula="of:=[.B11]+[.C11]+[.D11]" office:value-type="float" office:value="1547" calcext:value-type="float">
            <text:p>1547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966" calcext:value-type="float">
            <text:p>96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table:formula="of:=[.I11]+[.J11]+[.K11]" office:value-type="float" office:value="1710" calcext:value-type="float">
            <text:p>17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62" calcext:value-type="float">
            <text:p>1062</text:p>
          </table:table-cell>
          <table:table-cell office:value-type="float" office:value="529" calcext:value-type="float">
            <text:p>529</text:p>
          </table:table-cell>
          <table:table-cell office:value-type="float" office:value="1128" calcext:value-type="float">
            <text:p>112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formula="of:=[.B12]+[.C12]+[.D12]" office:value-type="float" office:value="2719" calcext:value-type="float">
            <text:p>271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formula="of:=[.I12]+[.J12]+[.K12]" office:value-type="float" office:value="1803" calcext:value-type="float">
            <text:p>18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1" calcext:value-type="float">
            <text:p>771</text:p>
          </table:table-cell>
          <table:table-cell office:value-type="float" office:value="832" calcext:value-type="float">
            <text:p>832</text:p>
          </table:table-cell>
          <table:table-cell office:value-type="float" office:value="2518" calcext:value-type="float">
            <text:p>2518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[.B13]+[.C13]+[.D13]" office:value-type="float" office:value="4121" calcext:value-type="float">
            <text:p>4121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formula="of:=[.I13]+[.J13]+[.K13]" office:value-type="float" office:value="1608" calcext:value-type="float">
            <text:p>16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B14]+[.C14]+[.D14]" office:value-type="float" office:value="1749" calcext:value-type="float">
            <text:p>1749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table:formula="of:=[.I14]+[.J14]+[.K14]" office:value-type="float" office:value="1600" calcext:value-type="float">
            <text:p>16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[.B15]+[.C15]+[.D15]" office:value-type="float" office:value="1681" calcext:value-type="float">
            <text:p>168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table:formula="of:=[.I15]+[.J15]+[.K15]" office:value-type="float" office:value="1701" calcext:value-type="float">
            <text:p>17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formula="of:=[.B16]+[.C16]+[.D16]" office:value-type="float" office:value="1581" calcext:value-type="float">
            <text:p>158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table:formula="of:=[.I16]+[.J16]+[.K16]" office:value-type="float" office:value="1617" calcext:value-type="float">
            <text:p>16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409" calcext:value-type="float">
            <text:p>1409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[.B17]+[.C17]+[.D17]" office:value-type="float" office:value="2293" calcext:value-type="float">
            <text:p>229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[.I17]+[.J17]+[.K17]" office:value-type="float" office:value="1723" calcext:value-type="float">
            <text:p>17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float" office:value="529" calcext:value-type="float">
            <text:p>529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table:formula="of:=[.B18]+[.C18]+[.D18]" office:value-type="float" office:value="1259" calcext:value-type="float">
            <text:p>1259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formula="of:=[.I18]+[.J18]+[.K18]" office:value-type="float" office:value="1531" calcext:value-type="float">
            <text:p>15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B19]+[.C19]+[.D19]" office:value-type="float" office:value="1411" calcext:value-type="float">
            <text:p>141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[.I19]+[.J19]+[.K19]" office:value-type="float" office:value="1570" calcext:value-type="float">
            <text:p>15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1005" calcext:value-type="float">
            <text:p>100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formula="of:=[.B20]+[.C20]+[.D20]" office:value-type="float" office:value="2268" calcext:value-type="float">
            <text:p>226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I20]+[.J20]+[.K20]" office:value-type="float" office:value="1522" calcext:value-type="float">
            <text:p>15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80" calcext:value-type="float">
            <text:p>1180</text:p>
          </table:table-cell>
          <table:table-cell office:value-type="float" office:value="529" calcext:value-type="float">
            <text:p>529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formula="of:=[.B21]+[.C21]+[.D21]" office:value-type="float" office:value="1737" calcext:value-type="float">
            <text:p>1737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988" calcext:value-type="float">
            <text:p>988</text:p>
          </table:table-cell>
          <table:table-cell office:value-type="float" office:value="1779" calcext:value-type="float">
            <text:p>177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[.I21]+[.J21]+[.K21]" office:value-type="float" office:value="3338" calcext:value-type="float">
            <text:p>33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945" calcext:value-type="float">
            <text:p>94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formula="of:=[.B22]+[.C22]+[.D22]" office:value-type="float" office:value="1744" calcext:value-type="float">
            <text:p>1744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formula="of:=[.I22]+[.J22]+[.K22]"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565" calcext:value-type="float">
            <text:p>56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B23]+[.C23]+[.D23]" office:value-type="float" office:value="1098" calcext:value-type="float">
            <text:p>109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table:formula="of:=[.I23]+[.J23]+[.K23]" office:value-type="float" office:value="1540" calcext:value-type="float">
            <text:p>154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905" calcext:value-type="float">
            <text:p>90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[.I24]+[.J24]+[.K24]" office:value-type="float" office:value="1978" calcext:value-type="float">
            <text:p>197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formula="of:=[.I25]+[.J25]+[.K25]" office:value-type="float" office:value="1673" calcext:value-type="float">
            <text:p>1673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[.I26]+[.J26]+[.K26]" office:value-type="float" office:value="1541" calcext:value-type="float">
            <text:p>1541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formula="of:=[.I27]+[.J27]+[.K27]" office:value-type="float" office:value="1579" calcext:value-type="float">
            <text:p>1579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  <table:table-cell table:formula="of:=[.I28]+[.J28]+[.K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3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3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1778" calcext:value-type="float">
            <text:p>177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formula="of:=[.B33]+[.C33]+[.D33]" office:value-type="float" office:value="2658" calcext:value-type="float">
            <text:p>265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formula="of:=[.I33]+[.J33]+[.K33]" office:value-type="float" office:value="3883" calcext:value-type="float">
            <text:p>38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14" calcext:value-type="float">
            <text:p>3514</text:p>
          </table:table-cell>
          <table:table-cell office:value-type="float" office:value="3362" calcext:value-type="float">
            <text:p>336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formula="of:=[.B34]+[.C34]+[.D34]" office:value-type="float" office:value="6877" calcext:value-type="float">
            <text:p>6877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formula="of:=[.I34]+[.J34]+[.K34]" office:value-type="float" office:value="4463" calcext:value-type="float">
            <text:p>44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table:formula="of:=[.B35]+[.C35]+[.D35]" office:value-type="float" office:value="1812" calcext:value-type="float">
            <text:p>181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505" calcext:value-type="float">
            <text:p>1505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I35]+[.J35]+[.K35]" office:value-type="float" office:value="2174" calcext:value-type="float">
            <text:p>21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77" calcext:value-type="float">
            <text:p>1077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formula="of:=[.B36]+[.C36]+[.D36]" office:value-type="float" office:value="2370" calcext:value-type="float">
            <text:p>2370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735" calcext:value-type="float">
            <text:p>1735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formula="of:=[.I36]+[.J36]+[.K36]" office:value-type="float" office:value="2526" calcext:value-type="float">
            <text:p>25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table:formula="of:=[.B37]+[.C37]+[.D37]" office:value-type="float" office:value="2286" calcext:value-type="float">
            <text:p>2286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560" calcext:value-type="float">
            <text:p>156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[.I37]+[.J37]+[.K37]" office:value-type="float" office:value="2399" calcext:value-type="float">
            <text:p>239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float" office:value="3342" calcext:value-type="float">
            <text:p>334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[.B38]+[.C38]+[.D38]" office:value-type="float" office:value="4304" calcext:value-type="float">
            <text:p>4304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674" calcext:value-type="float">
            <text:p>1674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formula="of:=[.I38]+[.J38]+[.K38]" office:value-type="float" office:value="2983" calcext:value-type="float">
            <text:p>29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13" calcext:value-type="float">
            <text:p>5213</text:p>
          </table:table-cell>
          <table:table-cell office:value-type="float" office:value="3043" calcext:value-type="float">
            <text:p>3043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formula="of:=[.B39]+[.C39]+[.D39]" office:value-type="float" office:value="8275" calcext:value-type="float">
            <text:p>8275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826" calcext:value-type="float">
            <text:p>1826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formula="of:=[.I39]+[.J39]+[.K39]" office:value-type="float" office:value="3081" calcext:value-type="float">
            <text:p>30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float" office:value="1251" calcext:value-type="float">
            <text:p>1251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formula="of:=[.B40]+[.C40]+[.D40]" office:value-type="float" office:value="1979" calcext:value-type="float">
            <text:p>1979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427" calcext:value-type="float">
            <text:p>1427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table:formula="of:=[.I40]+[.J40]+[.K40]" office:value-type="float" office:value="2137" calcext:value-type="float">
            <text:p>21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[.B41]+[.C41]+[.D41]" office:value-type="float" office:value="2069" calcext:value-type="float">
            <text:p>2069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[.I41]+[.J41]+[.K41]" office:value-type="float" office:value="2229" calcext:value-type="float">
            <text:p>22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20" calcext:value-type="float">
            <text:p>2720</text:p>
          </table:table-cell>
          <table:table-cell office:value-type="float" office:value="1408" calcext:value-type="float">
            <text:p>140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formula="of:=[.B42]+[.C42]+[.D42]" office:value-type="float" office:value="4131" calcext:value-type="float">
            <text:p>4131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formula="of:=[.I42]+[.J42]+[.K42]" office:value-type="float" office:value="2068" calcext:value-type="float">
            <text:p>20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93" calcext:value-type="float">
            <text:p>5093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[.B43]+[.C43]+[.D43]" office:value-type="float" office:value="6518" calcext:value-type="float">
            <text:p>651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394" calcext:value-type="float">
            <text:p>139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table:formula="of:=[.I43]+[.J43]+[.K43]" office:value-type="float" office:value="2278" calcext:value-type="float">
            <text:p>22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3055" calcext:value-type="float">
            <text:p>3055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[.B44]+[.C44]+[.D44]" office:value-type="float" office:value="3851" calcext:value-type="float">
            <text:p>385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3233" calcext:value-type="float">
            <text:p>3233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table:formula="of:=[.I44]+[.J44]+[.K44]" office:value-type="float" office:value="4020" calcext:value-type="float">
            <text:p>40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[.B45]+[.C45]+[.D45]" office:value-type="float" office:value="2007" calcext:value-type="float">
            <text:p>2007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[.I45]+[.J45]+[.K45]" office:value-type="float" office:value="1714" calcext:value-type="float">
            <text:p>17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80" calcext:value-type="float">
            <text:p>2980</text:p>
          </table:table-cell>
          <table:table-cell office:value-type="float" office:value="1134" calcext:value-type="float">
            <text:p>113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formula="of:=[.B46]+[.C46]+[.D46]" office:value-type="float" office:value="4116" calcext:value-type="float">
            <text:p>4116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formula="of:=[.I46]+[.J46]+[.K46]" office:value-type="float" office:value="2014" calcext:value-type="float">
            <text:p>20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table:formula="of:=[.B47]+[.C47]+[.D47]" office:value-type="float" office:value="2049" calcext:value-type="float">
            <text:p>2049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formula="of:=[.I47]+[.J47]+[.K47]" office:value-type="float" office:value="1966" calcext:value-type="float">
            <text:p>196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3060" calcext:value-type="float">
            <text:p>306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formula="of:=[.B48]+[.C48]+[.D48]" office:value-type="float" office:value="3751" calcext:value-type="float">
            <text:p>3751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434" calcext:value-type="float">
            <text:p>343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table:formula="of:=[.I48]+[.J48]+[.K48]" office:value-type="float" office:value="4154" calcext:value-type="float">
            <text:p>41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float" office:value="1403" calcext:value-type="float">
            <text:p>1403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B49]+[.C49]+[.D49]" office:value-type="float" office:value="2106" calcext:value-type="float">
            <text:p>2106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548" calcext:value-type="float">
            <text:p>154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[.I49]+[.J49]+[.K49]" office:value-type="float" office:value="2283" calcext:value-type="float">
            <text:p>22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float" office:value="3131" calcext:value-type="float">
            <text:p>313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[.B50]+[.C50]+[.D50]" office:value-type="float" office:value="3809" calcext:value-type="float">
            <text:p>3809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009" calcext:value-type="float">
            <text:p>300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formula="of:=[.I50]+[.J50]+[.K50]" office:value-type="float" office:value="3590" calcext:value-type="float">
            <text:p>35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8" calcext:value-type="float">
            <text:p>798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formula="of:=[.B51]+[.C51]+[.D51]" office:value-type="float" office:value="1484" calcext:value-type="float">
            <text:p>1484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36" calcext:value-type="float">
            <text:p>836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I51]+[.J51]+[.K51]" office:value-type="float" office:value="1747" calcext:value-type="float">
            <text:p>17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formula="of:=[.B52]+[.C52]+[.D52]" office:value-type="float" office:value="2017" calcext:value-type="float">
            <text:p>2017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429" calcext:value-type="float">
            <text:p>14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[.I52]+[.J52]+[.K52]" office:value-type="float" office:value="2121" calcext:value-type="float">
            <text:p>21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49" calcext:value-type="float">
            <text:p>1149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B53]+[.C53]+[.D53]" office:value-type="float" office:value="4639" calcext:value-type="float">
            <text:p>4639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2860" calcext:value-type="float">
            <text:p>28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I53]+[.J53]+[.K53]" office:value-type="float" office:value="3933" calcext:value-type="float">
            <text:p>39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1" calcext:value-type="float">
            <text:p>861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formula="of:=[.B54]+[.C54]+[.D54]" office:value-type="float" office:value="4003" calcext:value-type="float">
            <text:p>4003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3150" calcext:value-type="float">
            <text:p>315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formula="of:=[.I54]+[.J54]+[.K54]" office:value-type="float" office:value="3927" calcext:value-type="float">
            <text:p>39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3372" calcext:value-type="float">
            <text:p>337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[.B55]+[.C55]+[.D55]" office:value-type="float" office:value="4166" calcext:value-type="float">
            <text:p>416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table:formula="of:=[.I55]+[.J55]+[.K55]" office:value-type="float" office:value="2124" calcext:value-type="float">
            <text:p>21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formula="of:=[.B56]+[.C56]+[.D56]" office:value-type="float" office:value="2419" calcext:value-type="float">
            <text:p>241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402" calcext:value-type="float">
            <text:p>140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I56]+[.J56]+[.K56]" office:value-type="float" office:value="2322" calcext:value-type="float">
            <text:p>23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[.B57]+[.C57]+[.D57]" office:value-type="float" office:value="1549" calcext:value-type="float">
            <text:p>1549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[.I57]+[.J57]+[.K57]" office:value-type="float" office:value="1799" calcext:value-type="float">
            <text:p>1799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3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3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811" calcext:value-type="float">
            <text:p>811</text:p>
          </table:table-cell>
          <table:table-cell office:value-type="float" office:value="6541" calcext:value-type="float">
            <text:p>654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[.B4]+[.C4]+[.D4]" office:value-type="float" office:value="8301" calcext:value-type="float">
            <text:p>8301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[.I4]+[.J4]+[.K4]" office:value-type="float" office:value="1757" calcext:value-type="float">
            <text:p>17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formula="of:=[.B5]+[.C5]+[.D5]" office:value-type="float" office:value="1921" calcext:value-type="float">
            <text:p>1921</text:p>
          </table:table-cell>
          <table:table-cell/>
          <table:table-cell office:value-type="float" office:value="2666" calcext:value-type="float">
            <text:p>2666</text:p>
          </table:table-cell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I5]+[.J5]+[.K5]" office:value-type="float" office:value="3518" calcext:value-type="float">
            <text:p>351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3" calcext:value-type="float">
            <text:p>813</text:p>
          </table:table-cell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B6]+[.C6]+[.D6]" office:value-type="float" office:value="1963" calcext:value-type="float">
            <text:p>1963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[.I6]+[.J6]+[.K6]" office:value-type="float" office:value="1844" calcext:value-type="float">
            <text:p>18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[.B7]+[.C7]+[.D7]" office:value-type="float" office:value="2035" calcext:value-type="float">
            <text:p>203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068" calcext:value-type="float">
            <text:p>1068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formula="of:=[.I7]+[.J7]+[.K7]" office:value-type="float" office:value="1858" calcext:value-type="float">
            <text:p>18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formula="of:=[.B8]+[.C8]+[.D8]" office:value-type="float" office:value="1832" calcext:value-type="float">
            <text:p>1832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235" calcext:value-type="float">
            <text:p>123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I8]+[.J8]+[.K8]" office:value-type="float" office:value="2083" calcext:value-type="float">
            <text:p>20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formula="of:=[.B9]+[.C9]+[.D9]" office:value-type="float" office:value="1545" calcext:value-type="float">
            <text:p>154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[.I9]+[.J9]+[.K9]" office:value-type="float" office:value="1809" calcext:value-type="float">
            <text:p>18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table:formula="of:=[.B10]+[.C10]+[.D10]" office:value-type="float" office:value="1569" calcext:value-type="float">
            <text:p>156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formula="of:=[.I10]+[.J10]+[.K10]" office:value-type="float" office:value="1981" calcext:value-type="float">
            <text:p>19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61" calcext:value-type="float">
            <text:p>961</text:p>
          </table:table-cell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[.B11]+[.C11]+[.D11]" office:value-type="float" office:value="1518" calcext:value-type="float">
            <text:p>1518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[.I11]+[.J11]+[.K11]" office:value-type="float" office:value="1986" calcext:value-type="float">
            <text:p>19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854" calcext:value-type="float">
            <text:p>854</text:p>
          </table:table-cell>
          <table:table-cell office:value-type="float" office:value="1195" calcext:value-type="float">
            <text:p>1195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formula="of:=[.B12]+[.C12]+[.D12]" office:value-type="float" office:value="2866" calcext:value-type="float">
            <text:p>2866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[.I12]+[.J12]+[.K12]" office:value-type="float" office:value="1689" calcext:value-type="float">
            <text:p>16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[.B13]+[.C13]+[.D13]" office:value-type="float" office:value="1524" calcext:value-type="float">
            <text:p>1524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formula="of:=[.I13]+[.J13]+[.K13]" office:value-type="float" office:value="1744" calcext:value-type="float">
            <text:p>17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80" calcext:value-type="float">
            <text:p>1180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table:formula="of:=[.B14]+[.C14]+[.D14]" office:value-type="float" office:value="2087" calcext:value-type="float">
            <text:p>2087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formula="of:=[.I14]+[.J14]+[.K14]" office:value-type="float" office:value="1806" calcext:value-type="float">
            <text:p>18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79" calcext:value-type="float">
            <text:p>2579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formula="of:=[.B15]+[.C15]+[.D15]" office:value-type="float" office:value="3477" calcext:value-type="float">
            <text:p>3477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877" calcext:value-type="float">
            <text:p>87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table:formula="of:=[.I15]+[.J15]+[.K15]" office:value-type="float" office:value="1668" calcext:value-type="float">
            <text:p>16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formula="of:=[.B16]+[.C16]+[.D16]" office:value-type="float" office:value="1393" calcext:value-type="float">
            <text:p>1393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[.I16]+[.J16]+[.K16]" office:value-type="float" office:value="1435" calcext:value-type="float">
            <text:p>14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formula="of:=[.B17]+[.C17]+[.D17]" office:value-type="float" office:value="1402" calcext:value-type="float">
            <text:p>140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014" calcext:value-type="float">
            <text:p>101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[.I17]+[.J17]+[.K17]" office:value-type="float" office:value="1837" calcext:value-type="float">
            <text:p>18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1064" calcext:value-type="float">
            <text:p>1064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B18]+[.C18]+[.D18]" office:value-type="float" office:value="1844" calcext:value-type="float">
            <text:p>1844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307" calcext:value-type="float">
            <text:p>1307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[.I18]+[.J18]+[.K18]" office:value-type="float" office:value="2043" calcext:value-type="float">
            <text:p>20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formula="of:=[.B19]+[.C19]+[.D19]" office:value-type="float" office:value="1410" calcext:value-type="float">
            <text:p>1410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formula="of:=[.I19]+[.J19]+[.K19]" office:value-type="float" office:value="3780" calcext:value-type="float">
            <text:p>37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675" calcext:value-type="float">
            <text:p>675</text:p>
          </table:table-cell>
          <table:table-cell office:value-type="float" office:value="1079" calcext:value-type="float">
            <text:p>1079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formula="of:=[.B20]+[.C20]+[.D20]" office:value-type="float" office:value="2607" calcext:value-type="float">
            <text:p>2607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I20]+[.J20]+[.K20]" office:value-type="float" office:value="1622" calcext:value-type="float">
            <text:p>16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6" calcext:value-type="float">
            <text:p>856</text:p>
          </table:table-cell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formula="of:=[.B21]+[.C21]+[.D21]" office:value-type="float" office:value="1430" calcext:value-type="float">
            <text:p>1430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formula="of:=[.I21]+[.J21]+[.K21]" office:value-type="float" office:value="1631" calcext:value-type="float">
            <text:p>16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56" calcext:value-type="float">
            <text:p>956</text:p>
          </table:table-cell>
          <table:table-cell office:value-type="float" office:value="896" calcext:value-type="float">
            <text:p>896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formula="of:=[.B22]+[.C22]+[.D22]" office:value-type="float" office:value="1881" calcext:value-type="float">
            <text:p>1881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1048" calcext:value-type="float">
            <text:p>104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[.I22]+[.J22]+[.K22]" office:value-type="float" office:value="2270" calcext:value-type="float">
            <text:p>22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1018" calcext:value-type="float">
            <text:p>1018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[.B23]+[.C23]+[.D23]" office:value-type="float" office:value="1737" calcext:value-type="float">
            <text:p>1737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810" calcext:value-type="float">
            <text:p>81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table:formula="of:=[.I23]+[.J23]+[.K23]" office:value-type="float" office:value="1421" calcext:value-type="float">
            <text:p>14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797" calcext:value-type="float">
            <text:p>79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formula="of:=[.B24]+[.C24]+[.D24]" office:value-type="float" office:value="1261" calcext:value-type="float">
            <text:p>1261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897" calcext:value-type="float">
            <text:p>89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formula="of:=[.I24]+[.J24]+[.K24]" office:value-type="float" office:value="1691" calcext:value-type="float">
            <text:p>1691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894" calcext:value-type="float">
            <text:p>894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formula="of:=[.I25]+[.J25]+[.K25]" office:value-type="float" office:value="1730" calcext:value-type="float">
            <text:p>173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834" calcext:value-type="float">
            <text:p>834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formula="of:=[.I26]+[.J26]+[.K26]" office:value-type="float" office:value="1556" calcext:value-type="float">
            <text:p>155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formula="of:=[.I27]+[.J27]+[.K27]" office:value-type="float" office:value="1974" calcext:value-type="float">
            <text:p>197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formula="of:=[.I28]+[.J28]+[.K28]" office:value-type="float" office:value="1461" calcext:value-type="float">
            <text:p>1461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3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3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3023" calcext:value-type="float">
            <text:p>302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[.B33]+[.C33]+[.D33]" office:value-type="float" office:value="3932" calcext:value-type="float">
            <text:p>3932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069" calcext:value-type="float">
            <text:p>3069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6" calcext:value-type="float">
            <text:p>1086</text:p>
          </table:table-cell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[.B34]+[.C34]+[.D34]" office:value-type="float" office:value="4424" calcext:value-type="float">
            <text:p>4424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I34]+[.J34]+[.K34]" office:value-type="float" office:value="4152" calcext:value-type="float">
            <text:p>41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1299" calcext:value-type="float">
            <text:p>1299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[.B35]+[.C35]+[.D35]" office:value-type="float" office:value="2126" calcext:value-type="float">
            <text:p>21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05" calcext:value-type="float">
            <text:p>130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formula="of:=[.I35]+[.J35]+[.K35]" office:value-type="float" office:value="2123" calcext:value-type="float">
            <text:p>21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3059" calcext:value-type="float">
            <text:p>3059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formula="of:=[.B36]+[.C36]+[.D36]" office:value-type="float" office:value="3848" calcext:value-type="float">
            <text:p>3848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formula="of:=[.I36]+[.J36]+[.K36]" office:value-type="float" office:value="4304" calcext:value-type="float">
            <text:p>43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3062" calcext:value-type="float">
            <text:p>3062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formula="of:=[.B37]+[.C37]+[.D37]" office:value-type="float" office:value="4189" calcext:value-type="float">
            <text:p>4189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3084" calcext:value-type="float">
            <text:p>308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[.I37]+[.J37]+[.K37]" office:value-type="float" office:value="3982" calcext:value-type="float">
            <text:p>39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3482" calcext:value-type="float">
            <text:p>348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38]+[.C38]+[.D38]" office:value-type="float" office:value="4468" calcext:value-type="float">
            <text:p>4468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110" calcext:value-type="float">
            <text:p>31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formula="of:=[.I38]+[.J38]+[.K38]" office:value-type="float" office:value="4002" calcext:value-type="float">
            <text:p>40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62" calcext:value-type="float">
            <text:p>962</text:p>
          </table:table-cell>
          <table:table-cell office:value-type="float" office:value="3024" calcext:value-type="float">
            <text:p>302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[.B39]+[.C39]+[.D39]" office:value-type="float" office:value="3992" calcext:value-type="float">
            <text:p>399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983" calcext:value-type="float">
            <text:p>298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I39]+[.J39]+[.K39]" office:value-type="float" office:value="3881" calcext:value-type="float">
            <text:p>38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formula="of:=[.B40]+[.C40]+[.D40]" office:value-type="float" office:value="2256" calcext:value-type="float">
            <text:p>2256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1431" calcext:value-type="float">
            <text:p>1431</text:p>
          </table:table-cell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formula="of:=[.I40]+[.J40]+[.K40]" office:value-type="float" office:value="2897" calcext:value-type="float">
            <text:p>28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58" calcext:value-type="float">
            <text:p>1058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[.B41]+[.C41]+[.D41]" office:value-type="float" office:value="4008" calcext:value-type="float">
            <text:p>4008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table:formula="of:=[.I41]+[.J41]+[.K41]" office:value-type="float" office:value="2339" calcext:value-type="float">
            <text:p>23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1547" calcext:value-type="float">
            <text:p>154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formula="of:=[.B42]+[.C42]+[.D42]" office:value-type="float" office:value="2316" calcext:value-type="float">
            <text:p>2316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[.I42]+[.J42]+[.K42]" office:value-type="float" office:value="3363" calcext:value-type="float">
            <text:p>33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60" calcext:value-type="float">
            <text:p>2460</text:p>
          </table:table-cell>
          <table:table-cell office:value-type="float" office:value="1521" calcext:value-type="float">
            <text:p>152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formula="of:=[.B43]+[.C43]+[.D43]" office:value-type="float" office:value="3987" calcext:value-type="float">
            <text:p>3987</text:p>
          </table:table-cell>
          <table:table-cell/>
          <table:table-cell office:value-type="float" office:value="2393" calcext:value-type="float">
            <text:p>2393</text:p>
          </table:table-cell>
          <table:table-cell office:value-type="float" office:value="1220" calcext:value-type="float">
            <text:p>122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table:formula="of:=[.I43]+[.J43]+[.K43]" office:value-type="float" office:value="3639" calcext:value-type="float">
            <text:p>36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03" calcext:value-type="float">
            <text:p>1003</text:p>
          </table:table-cell>
          <table:table-cell office:value-type="float" office:value="3214" calcext:value-type="float">
            <text:p>32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[.B44]+[.C44]+[.D44]" office:value-type="float" office:value="4226" calcext:value-type="float">
            <text:p>4226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3378" calcext:value-type="float">
            <text:p>337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formula="of:=[.I44]+[.J44]+[.K44]" office:value-type="float" office:value="4187" calcext:value-type="float">
            <text:p>41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6" calcext:value-type="float">
            <text:p>946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B45]+[.C45]+[.D45]" office:value-type="float" office:value="1830" calcext:value-type="float">
            <text:p>1830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942" calcext:value-type="float">
            <text:p>942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formula="of:=[.I45]+[.J45]+[.K45]" office:value-type="float" office:value="1875" calcext:value-type="float">
            <text:p>18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[.B46]+[.C46]+[.D46]" office:value-type="float" office:value="2151" calcext:value-type="float">
            <text:p>215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88" calcext:value-type="float">
            <text:p>1288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formula="of:=[.I46]+[.J46]+[.K46]" office:value-type="float" office:value="2175" calcext:value-type="float">
            <text:p>21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1375" calcext:value-type="float">
            <text:p>137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B47]+[.C47]+[.D47]" office:value-type="float" office:value="2136" calcext:value-type="float">
            <text:p>213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432" calcext:value-type="float">
            <text:p>143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[.I47]+[.J47]+[.K47]" office:value-type="float" office:value="2141" calcext:value-type="float">
            <text:p>21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7" calcext:value-type="float">
            <text:p>727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table:formula="of:=[.B48]+[.C48]+[.D48]" office:value-type="float" office:value="3664" calcext:value-type="float">
            <text:p>3664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formula="of:=[.I48]+[.J48]+[.K48]" office:value-type="float" office:value="5136" calcext:value-type="float">
            <text:p>51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1363" calcext:value-type="float">
            <text:p>1363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B49]+[.C49]+[.D49]" office:value-type="float" office:value="2251" calcext:value-type="float">
            <text:p>225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264" calcext:value-type="float">
            <text:p>126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formula="of:=[.I49]+[.J49]+[.K49]" office:value-type="float" office:value="2117" calcext:value-type="float">
            <text:p>21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1729" calcext:value-type="float">
            <text:p>172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[.B50]+[.C50]+[.D50]" office:value-type="float" office:value="2407" calcext:value-type="float">
            <text:p>240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formula="of:=[.I50]+[.J50]+[.K50]" office:value-type="float" office:value="3703" calcext:value-type="float">
            <text:p>37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784" calcext:value-type="float">
            <text:p>784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formula="of:=[.B51]+[.C51]+[.D51]" office:value-type="float" office:value="1617" calcext:value-type="float">
            <text:p>16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918" calcext:value-type="float">
            <text:p>918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[.I51]+[.J51]+[.K51]" office:value-type="float" office:value="1772" calcext:value-type="float">
            <text:p>177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1407" calcext:value-type="float">
            <text:p>140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formula="of:=[.B52]+[.C52]+[.D52]" office:value-type="float" office:value="2049" calcext:value-type="float">
            <text:p>204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464" calcext:value-type="float">
            <text:p>146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[.I52]+[.J52]+[.K52]" office:value-type="float" office:value="2379" calcext:value-type="float">
            <text:p>23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3091" calcext:value-type="float">
            <text:p>309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B53]+[.C53]+[.D53]" office:value-type="float" office:value="3838" calcext:value-type="float">
            <text:p>3838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3400" calcext:value-type="float">
            <text:p>34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formula="of:=[.I53]+[.J53]+[.K53]" office:value-type="float" office:value="4163" calcext:value-type="float">
            <text:p>41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[.B54]+[.C54]+[.D54]" office:value-type="float" office:value="4085" calcext:value-type="float">
            <text:p>4085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formula="of:=[.I54]+[.J54]+[.K54]" office:value-type="float" office:value="3927" calcext:value-type="float">
            <text:p>39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float" office:value="1563" calcext:value-type="float">
            <text:p>1563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formula="of:=[.B55]+[.C55]+[.D55]" office:value-type="float" office:value="2757" calcext:value-type="float">
            <text:p>2757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[.I55]+[.J55]+[.K55]" office:value-type="float" office:value="3861" calcext:value-type="float">
            <text:p>38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1660" calcext:value-type="float">
            <text:p>1660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formula="of:=[.B56]+[.C56]+[.D56]" office:value-type="float" office:value="2350" calcext:value-type="float">
            <text:p>2350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576" calcext:value-type="float">
            <text:p>157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formula="of:=[.I56]+[.J56]+[.K56]" office:value-type="float" office:value="2334" calcext:value-type="float">
            <text:p>23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1552" calcext:value-type="float">
            <text:p>155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formula="of:=[.B57]+[.C57]+[.D57]" office:value-type="float" office:value="1995" calcext:value-type="float">
            <text:p>1995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454" calcext:value-type="float">
            <text:p>145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formula="of:=[.I57]+[.J57]+[.K57]" office:value-type="float" office:value="1931" calcext:value-type="float">
            <text:p>1931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3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3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938" calcext:value-type="float">
            <text:p>938</text:p>
          </table:table-cell>
          <table:table-cell office:value-type="float" office:value="5071" calcext:value-type="float">
            <text:p>5071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table:formula="of:=[.B4]+[.C4]+[.D4]" office:value-type="float" office:value="6741" calcext:value-type="float">
            <text:p>674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formula="of:=[.I4]+[.J4]+[.K4]" office:value-type="float" office:value="1623" calcext:value-type="float">
            <text:p>16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7" calcext:value-type="float">
            <text:p>917</text:p>
          </table:table-cell>
          <table:table-cell office:value-type="float" office:value="1020" calcext:value-type="float">
            <text:p>1020</text:p>
          </table:table-cell>
          <table:table-cell office:value-type="float" office:value="6398" calcext:value-type="float">
            <text:p>6398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formula="of:=[.B5]+[.C5]+[.D5]" office:value-type="float" office:value="8335" calcext:value-type="float">
            <text:p>8335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[.I5]+[.J5]+[.K5]" office:value-type="float" office:value="1978" calcext:value-type="float">
            <text:p>19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3" calcext:value-type="float">
            <text:p>863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[.B6]+[.C6]+[.D6]" office:value-type="float" office:value="2063" calcext:value-type="float">
            <text:p>2063</text:p>
          </table:table-cell>
          <table:table-cell/>
          <table:table-cell office:value-type="float" office:value="2739" calcext:value-type="float">
            <text:p>2739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formula="of:=[.I6]+[.J6]+[.K6]" office:value-type="float" office:value="3664" calcext:value-type="float">
            <text:p>36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formula="of:=[.B7]+[.C7]+[.D7]" office:value-type="float" office:value="1874" calcext:value-type="float">
            <text:p>1874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078" calcext:value-type="float">
            <text:p>1078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formula="of:=[.I7]+[.J7]+[.K7]" office:value-type="float" office:value="2031" calcext:value-type="float">
            <text:p>20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formula="of:=[.B8]+[.C8]+[.D8]" office:value-type="float" office:value="1644" calcext:value-type="float">
            <text:p>164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064" calcext:value-type="float">
            <text:p>106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I8]+[.J8]+[.K8]" office:value-type="float" office:value="1917" calcext:value-type="float">
            <text:p>19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[.B9]+[.C9]+[.D9]" office:value-type="float" office:value="1591" calcext:value-type="float">
            <text:p>1591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1011" calcext:value-type="float">
            <text:p>1011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formula="of:=[.I9]+[.J9]+[.K9]" office:value-type="float" office:value="2236" calcext:value-type="float">
            <text:p>22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9" calcext:value-type="float">
            <text:p>849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[.B10]+[.C10]+[.D10]" office:value-type="float" office:value="1668" calcext:value-type="float">
            <text:p>1668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[.I10]+[.J10]+[.K10]" office:value-type="float" office:value="2025" calcext:value-type="float">
            <text:p>20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[.B11]+[.C11]+[.D11]" office:value-type="float" office:value="1291" calcext:value-type="float">
            <text:p>1291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formula="of:=[.I11]+[.J11]+[.K11]" office:value-type="float" office:value="1524" calcext:value-type="float">
            <text:p>15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2" calcext:value-type="float">
            <text:p>752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formula="of:=[.B12]+[.C12]+[.D12]" office:value-type="float" office:value="1581" calcext:value-type="float">
            <text:p>158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898" calcext:value-type="float">
            <text:p>898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[.I12]+[.J12]+[.K12]" office:value-type="float" office:value="1657" calcext:value-type="float">
            <text:p>16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599" calcext:value-type="float">
            <text:p>599</text:p>
          </table:table-cell>
          <table:table-cell office:value-type="float" office:value="1156" calcext:value-type="float">
            <text:p>1156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formula="of:=[.B13]+[.C13]+[.D13]" office:value-type="float" office:value="2572" calcext:value-type="float">
            <text:p>2572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formula="of:=[.I13]+[.J13]+[.K13]" office:value-type="float" office:value="1515" calcext:value-type="float">
            <text:p>15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15" calcext:value-type="float">
            <text:p>131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formula="of:=[.B14]+[.C14]+[.D14]" office:value-type="float" office:value="2345" calcext:value-type="float">
            <text:p>2345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[.I14]+[.J14]+[.K14]" office:value-type="float" office:value="1774" calcext:value-type="float">
            <text:p>17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formula="of:=[.B15]+[.C15]+[.D15]" office:value-type="float" office:value="1577" calcext:value-type="float">
            <text:p>157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[.I15]+[.J15]+[.K15]" office:value-type="float" office:value="1695" calcext:value-type="float">
            <text:p>16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4" calcext:value-type="float">
            <text:p>894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formula="of:=[.B16]+[.C16]+[.D16]" office:value-type="float" office:value="1496" calcext:value-type="float">
            <text:p>1496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[.I16]+[.J16]+[.K16]" office:value-type="float" office:value="1675" calcext:value-type="float">
            <text:p>16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table:formula="of:=[.B17]+[.C17]+[.D17]" office:value-type="float" office:value="1268" calcext:value-type="float">
            <text:p>1268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formula="of:=[.I17]+[.J17]+[.K17]" office:value-type="float" office:value="1800" calcext:value-type="float">
            <text:p>18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B18]+[.C18]+[.D18]" office:value-type="float" office:value="1910" calcext:value-type="float">
            <text:p>191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936" calcext:value-type="float">
            <text:p>93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formula="of:=[.I18]+[.J18]+[.K18]" office:value-type="float" office:value="1667" calcext:value-type="float">
            <text:p>16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2" calcext:value-type="float">
            <text:p>912</text:p>
          </table:table-cell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[.B19]+[.C19]+[.D19]" office:value-type="float" office:value="1509" calcext:value-type="float">
            <text:p>1509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table:formula="of:=[.I19]+[.J19]+[.K19]" office:value-type="float" office:value="1671" calcext:value-type="float">
            <text:p>16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78" calcext:value-type="float">
            <text:p>978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[.B20]+[.C20]+[.D20]" office:value-type="float" office:value="1646" calcext:value-type="float">
            <text:p>1646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I20]+[.J20]+[.K20]" office:value-type="float" office:value="1438" calcext:value-type="float">
            <text:p>14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585" calcext:value-type="float">
            <text:p>585</text:p>
          </table:table-cell>
          <table:table-cell office:value-type="float" office:value="1027" calcext:value-type="float">
            <text:p>1027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table:formula="of:=[.B21]+[.C21]+[.D21]" office:value-type="float" office:value="2253" calcext:value-type="float">
            <text:p>2253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table:formula="of:=[.I21]+[.J21]+[.K21]" office:value-type="float" office:value="1167" calcext:value-type="float">
            <text:p>11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990" calcext:value-type="float">
            <text:p>99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formula="of:=[.B22]+[.C22]+[.D22]" office:value-type="float" office:value="1716" calcext:value-type="float">
            <text:p>1716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formula="of:=[.I22]+[.J22]+[.K22]" office:value-type="float" office:value="1705" calcext:value-type="float">
            <text:p>17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1068" calcext:value-type="float">
            <text:p>106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[.B23]+[.C23]+[.D23]" office:value-type="float" office:value="1699" calcext:value-type="float">
            <text:p>1699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[.I23]+[.J23]+[.K23]" office:value-type="float" office:value="1517" calcext:value-type="float">
            <text:p>15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formula="of:=[.B24]+[.C24]+[.D24]" office:value-type="float" office:value="1302" calcext:value-type="float">
            <text:p>1302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formula="of:=[.I24]+[.J24]+[.K24]" office:value-type="float" office:value="1478" calcext:value-type="float">
            <text:p>147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917" calcext:value-type="float">
            <text:p>91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formula="of:=[.I25]+[.J25]+[.K25]" office:value-type="float" office:value="1642" calcext:value-type="float">
            <text:p>164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table:formula="of:=[.I26]+[.J26]+[.K26]" office:value-type="float" office:value="1629" calcext:value-type="float">
            <text:p>1629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[.I27]+[.J27]+[.K27]" office:value-type="float" office:value="2329" calcext:value-type="float">
            <text:p>2329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[.I28]+[.J28]+[.K28]" office:value-type="float" office:value="1836" calcext:value-type="float">
            <text:p>1836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3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3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5" calcext:value-type="float">
            <text:p>935</text:p>
          </table:table-cell>
          <table:table-cell office:value-type="float" office:value="3223" calcext:value-type="float">
            <text:p>3223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table:formula="of:=[.B33]+[.C33]+[.D33]" office:value-type="float" office:value="4172" calcext:value-type="float">
            <text:p>4172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I33]+[.J33]+[.K33]" office:value-type="float" office:value="2925" calcext:value-type="float">
            <text:p>29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622" calcext:value-type="float">
            <text:p>1622</text:p>
          </table:table-cell>
          <table:table-cell office:value-type="float" office:value="2483" calcext:value-type="float">
            <text:p>248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formula="of:=[.B34]+[.C34]+[.D34]" office:value-type="float" office:value="4106" calcext:value-type="float">
            <text:p>4106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3487" calcext:value-type="float">
            <text:p>3487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formula="of:=[.I34]+[.J34]+[.K34]" office:value-type="float" office:value="5861" calcext:value-type="float">
            <text:p>58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float" office:value="1323" calcext:value-type="float">
            <text:p>132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formula="of:=[.B35]+[.C35]+[.D35]" office:value-type="float" office:value="2450" calcext:value-type="float">
            <text:p>2450</text:p>
          </table:table-cell>
          <table:table-cell/>
          <table:table-cell office:value-type="float" office:value="6704" calcext:value-type="float">
            <text:p>6704</text:p>
          </table:table-cell>
          <table:table-cell office:value-type="float" office:value="1283" calcext:value-type="float">
            <text:p>128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I35]+[.J35]+[.K35]" office:value-type="float" office:value="7995" calcext:value-type="float">
            <text:p>79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5" calcext:value-type="float">
            <text:p>915</text:p>
          </table:table-cell>
          <table:table-cell office:value-type="float" office:value="1568" calcext:value-type="float">
            <text:p>156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formula="of:=[.B36]+[.C36]+[.D36]" office:value-type="float" office:value="2499" calcext:value-type="float">
            <text:p>2499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1602" calcext:value-type="float">
            <text:p>1602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table:formula="of:=[.I36]+[.J36]+[.K36]" office:value-type="float" office:value="3086" calcext:value-type="float">
            <text:p>30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1529" calcext:value-type="float">
            <text:p>152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formula="of:=[.B37]+[.C37]+[.D37]" office:value-type="float" office:value="2432" calcext:value-type="float">
            <text:p>243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I37]+[.J37]+[.K37]" office:value-type="float" office:value="2330" calcext:value-type="float">
            <text:p>23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float" office:value="1895" calcext:value-type="float">
            <text:p>189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formula="of:=[.B38]+[.C38]+[.D38]" office:value-type="float" office:value="3279" calcext:value-type="float">
            <text:p>327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[.I38]+[.J38]+[.K38]" office:value-type="float" office:value="2740" calcext:value-type="float">
            <text:p>27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2" calcext:value-type="float">
            <text:p>88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formula="of:=[.B39]+[.C39]+[.D39]" office:value-type="float" office:value="2908" calcext:value-type="float">
            <text:p>2908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[.I39]+[.J39]+[.K39]" office:value-type="float" office:value="4167" calcext:value-type="float">
            <text:p>41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2" calcext:value-type="float">
            <text:p>912</text:p>
          </table:table-cell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[.B40]+[.C40]+[.D40]" office:value-type="float" office:value="2248" calcext:value-type="float">
            <text:p>2248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430" calcext:value-type="float">
            <text:p>1430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formula="of:=[.I40]+[.J40]+[.K40]" office:value-type="float" office:value="2374" calcext:value-type="float">
            <text:p>23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table:formula="of:=[.B41]+[.C41]+[.D41]" office:value-type="float" office:value="2192" calcext:value-type="float">
            <text:p>219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439" calcext:value-type="float">
            <text:p>143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[.I41]+[.J41]+[.K41]" office:value-type="float" office:value="2284" calcext:value-type="float">
            <text:p>22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formula="of:=[.B42]+[.C42]+[.D42]" office:value-type="float" office:value="2183" calcext:value-type="float">
            <text:p>2183</text:p>
          </table:table-cell>
          <table:table-cell/>
          <table:table-cell office:value-type="float" office:value="2249" calcext:value-type="float">
            <text:p>2249</text:p>
          </table:table-cell>
          <table:table-cell office:value-type="float" office:value="1474" calcext:value-type="float">
            <text:p>147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[.I42]+[.J42]+[.K42]" office:value-type="float" office:value="3729" calcext:value-type="float">
            <text:p>37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table:formula="of:=[.B43]+[.C43]+[.D43]" office:value-type="float" office:value="2607" calcext:value-type="float">
            <text:p>2607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592" calcext:value-type="float">
            <text:p>1592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I43]+[.J43]+[.K43]" office:value-type="float" office:value="2490" calcext:value-type="float">
            <text:p>24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formula="of:=[.B44]+[.C44]+[.D44]" office:value-type="float" office:value="4054" calcext:value-type="float">
            <text:p>4054</text:p>
          </table:table-cell>
          <table:table-cell/>
          <table:table-cell office:value-type="float" office:value="1707" calcext:value-type="float">
            <text:p>1707</text:p>
          </table:table-cell>
          <table:table-cell office:value-type="float" office:value="3245" calcext:value-type="float">
            <text:p>324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formula="of:=[.I44]+[.J44]+[.K44]" office:value-type="float" office:value="5055" calcext:value-type="float">
            <text:p>50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float" office:value="852" calcext:value-type="float">
            <text:p>852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formula="of:=[.B45]+[.C45]+[.D45]" office:value-type="float" office:value="2150" calcext:value-type="float">
            <text:p>2150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[.I45]+[.J45]+[.K45]" office:value-type="float" office:value="2116" calcext:value-type="float">
            <text:p>21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50" calcext:value-type="float">
            <text:p>1050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[.B46]+[.C46]+[.D46]" office:value-type="float" office:value="2257" calcext:value-type="float">
            <text:p>225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table:formula="of:=[.I46]+[.J46]+[.K46]" office:value-type="float" office:value="2121" calcext:value-type="float">
            <text:p>21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1441" calcext:value-type="float">
            <text:p>144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B47]+[.C47]+[.D47]" office:value-type="float" office:value="2123" calcext:value-type="float">
            <text:p>2123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640" calcext:value-type="float">
            <text:p>1640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formula="of:=[.I47]+[.J47]+[.K47]" office:value-type="float" office:value="2352" calcext:value-type="float">
            <text:p>23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2993" calcext:value-type="float">
            <text:p>29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formula="of:=[.B48]+[.C48]+[.D48]" office:value-type="float" office:value="3768" calcext:value-type="float">
            <text:p>3768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3204" calcext:value-type="float">
            <text:p>3204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[.I48]+[.J48]+[.K48]" office:value-type="float" office:value="5320" calcext:value-type="float">
            <text:p>53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02" calcext:value-type="float">
            <text:p>1002</text:p>
          </table:table-cell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[.B49]+[.C49]+[.D49]" office:value-type="float" office:value="2195" calcext:value-type="float">
            <text:p>219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[.I49]+[.J49]+[.K49]" office:value-type="float" office:value="2026" calcext:value-type="float">
            <text:p>20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table:formula="of:=[.B50]+[.C50]+[.D50]" office:value-type="float" office:value="3694" calcext:value-type="float">
            <text:p>3694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238" calcext:value-type="float">
            <text:p>2238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formula="of:=[.I50]+[.J50]+[.K50]" office:value-type="float" office:value="3040" calcext:value-type="float">
            <text:p>30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[.B51]+[.C51]+[.D51]" office:value-type="float" office:value="1826" calcext:value-type="float">
            <text:p>182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formula="of:=[.I51]+[.J51]+[.K51]" office:value-type="float" office:value="2758" calcext:value-type="float">
            <text:p>27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1474" calcext:value-type="float">
            <text:p>147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formula="of:=[.B52]+[.C52]+[.D52]" office:value-type="float" office:value="2124" calcext:value-type="float">
            <text:p>2124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formula="of:=[.I52]+[.J52]+[.K52]" office:value-type="float" office:value="2101" calcext:value-type="float">
            <text:p>21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63" calcext:value-type="float">
            <text:p>963</text:p>
          </table:table-cell>
          <table:table-cell office:value-type="float" office:value="3410" calcext:value-type="float">
            <text:p>34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[.B53]+[.C53]+[.D53]" office:value-type="float" office:value="4374" calcext:value-type="float">
            <text:p>437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3302" calcext:value-type="float">
            <text:p>33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[.I53]+[.J53]+[.K53]" office:value-type="float" office:value="4282" calcext:value-type="float">
            <text:p>42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float" office:value="1927" calcext:value-type="float">
            <text:p>1927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formula="of:=[.B54]+[.C54]+[.D54]" office:value-type="float" office:value="2810" calcext:value-type="float">
            <text:p>2810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3414" calcext:value-type="float">
            <text:p>341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formula="of:=[.I54]+[.J54]+[.K54]" office:value-type="float" office:value="4077" calcext:value-type="float">
            <text:p>40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61" calcext:value-type="float">
            <text:p>2661</text:p>
          </table:table-cell>
          <table:table-cell office:value-type="float" office:value="1523" calcext:value-type="float">
            <text:p>1523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table:formula="of:=[.B55]+[.C55]+[.D55]" office:value-type="float" office:value="4207" calcext:value-type="float">
            <text:p>4207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3003" calcext:value-type="float">
            <text:p>300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[.I55]+[.J55]+[.K55]" office:value-type="float" office:value="3976" calcext:value-type="float">
            <text:p>39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office:value-type="float" office:value="1726" calcext:value-type="float">
            <text:p>1726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formula="of:=[.B56]+[.C56]+[.D56]" office:value-type="float" office:value="2604" calcext:value-type="float">
            <text:p>2604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table:formula="of:=[.I56]+[.J56]+[.K56]" office:value-type="float" office:value="2217" calcext:value-type="float">
            <text:p>22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1579" calcext:value-type="float">
            <text:p>157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57]+[.C57]+[.D57]" office:value-type="float" office:value="2263" calcext:value-type="float">
            <text:p>226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I57]+[.J57]+[.K57]" office:value-type="float" office:value="1817" calcext:value-type="float">
            <text:p>1817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3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3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formula="of:=[.B4]+[.C4]+[.D4]" office:value-type="float" office:value="1417" calcext:value-type="float">
            <text:p>14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I4]+[.J4]+[.K4]" office:value-type="float" office:value="1724" calcext:value-type="float">
            <text:p>17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62" calcext:value-type="float">
            <text:p>2262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formula="of:=[.B5]+[.C5]+[.D5]" office:value-type="float" office:value="2820" calcext:value-type="float">
            <text:p>2820</text:p>
          </table:table-cell>
          <table:table-cell/>
          <table:table-cell office:value-type="float" office:value="2585" calcext:value-type="float">
            <text:p>2585</text:p>
          </table:table-cell>
          <table:table-cell office:value-type="float" office:value="955" calcext:value-type="float">
            <text:p>955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formula="of:=[.I5]+[.J5]+[.K5]" office:value-type="float" office:value="3555" calcext:value-type="float">
            <text:p>35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formula="of:=[.B6]+[.C6]+[.D6]" office:value-type="float" office:value="1736" calcext:value-type="float">
            <text:p>1736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formula="of:=[.I6]+[.J6]+[.K6]" office:value-type="float" office:value="1736" calcext:value-type="float">
            <text:p>17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5" calcext:value-type="float">
            <text:p>865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[.B7]+[.C7]+[.D7]" office:value-type="float" office:value="1998" calcext:value-type="float">
            <text:p>199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89" calcext:value-type="float">
            <text:p>118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[.I7]+[.J7]+[.K7]" office:value-type="float" office:value="2161" calcext:value-type="float">
            <text:p>21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58" calcext:value-type="float">
            <text:p>958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B8]+[.C8]+[.D8]" office:value-type="float" office:value="2274" calcext:value-type="float">
            <text:p>2274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formula="of:=[.I8]+[.J8]+[.K8]" office:value-type="float" office:value="2024" calcext:value-type="float">
            <text:p>20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[.B9]+[.C9]+[.D9]" office:value-type="float" office:value="1810" calcext:value-type="float">
            <text:p>1810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formula="of:=[.I9]+[.J9]+[.K9]" office:value-type="float" office:value="1853" calcext:value-type="float">
            <text:p>18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table:formula="of:=[.B10]+[.C10]+[.D10]" office:value-type="float" office:value="1896" calcext:value-type="float">
            <text:p>1896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table:formula="of:=[.I10]+[.J10]+[.K10]" office:value-type="float" office:value="1929" calcext:value-type="float">
            <text:p>19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formula="of:=[.B11]+[.C11]+[.D11]" office:value-type="float" office:value="1522" calcext:value-type="float">
            <text:p>1522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table:formula="of:=[.I11]+[.J11]+[.K11]" office:value-type="float" office:value="1595" calcext:value-type="float">
            <text:p>15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table:formula="of:=[.B12]+[.C12]+[.D12]" office:value-type="float" office:value="1603" calcext:value-type="float">
            <text:p>160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[.I12]+[.J12]+[.K12]" office:value-type="float" office:value="1750" calcext:value-type="float">
            <text:p>17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formula="of:=[.B13]+[.C13]+[.D13]" office:value-type="float" office:value="1160" calcext:value-type="float">
            <text:p>116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formula="of:=[.I13]+[.J13]+[.K13]" office:value-type="float" office:value="1577" calcext:value-type="float">
            <text:p>15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4" calcext:value-type="float">
            <text:p>944</text:p>
          </table:table-cell>
          <table:table-cell office:value-type="float" office:value="590" calcext:value-type="float">
            <text:p>590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formula="of:=[.B14]+[.C14]+[.D14]" office:value-type="float" office:value="1546" calcext:value-type="float">
            <text:p>154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table:formula="of:=[.I14]+[.J14]+[.K14]" office:value-type="float" office:value="1714" calcext:value-type="float">
            <text:p>17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9" calcext:value-type="float">
            <text:p>859</text:p>
          </table:table-cell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table:formula="of:=[.B15]+[.C15]+[.D15]" office:value-type="float" office:value="1812" calcext:value-type="float">
            <text:p>1812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[.I15]+[.J15]+[.K15]" office:value-type="float" office:value="1731" calcext:value-type="float">
            <text:p>17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[.B16]+[.C16]+[.D16]" office:value-type="float" office:value="1462" calcext:value-type="float">
            <text:p>146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[.I16]+[.J16]+[.K16]" office:value-type="float" office:value="1789" calcext:value-type="float">
            <text:p>17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[.B17]+[.C17]+[.D17]" office:value-type="float" office:value="1926" calcext:value-type="float">
            <text:p>1926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formula="of:=[.I17]+[.J17]+[.K17]" office:value-type="float" office:value="1897" calcext:value-type="float">
            <text:p>18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[.B18]+[.C18]+[.D18]" office:value-type="float" office:value="1755" calcext:value-type="float">
            <text:p>175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table:formula="of:=[.I18]+[.J18]+[.K18]" office:value-type="float" office:value="1683" calcext:value-type="float">
            <text:p>16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table:formula="of:=[.B19]+[.C19]+[.D19]" office:value-type="float" office:value="1310" calcext:value-type="float">
            <text:p>1310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table:formula="of:=[.I19]+[.J19]+[.K19]" office:value-type="float" office:value="1377" calcext:value-type="float">
            <text:p>13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float" office:value="655" calcext:value-type="float">
            <text:p>655</text:p>
          </table:table-cell>
          <table:table-cell office:value-type="float" office:value="1219" calcext:value-type="float">
            <text:p>1219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formula="of:=[.B20]+[.C20]+[.D20]" office:value-type="float" office:value="2539" calcext:value-type="float">
            <text:p>253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formula="of:=[.I20]+[.J20]+[.K20]" office:value-type="float" office:value="1625" calcext:value-type="float">
            <text:p>16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B21]+[.C21]+[.D21]" office:value-type="float" office:value="1831" calcext:value-type="float">
            <text:p>1831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formula="of:=[.I21]+[.J21]+[.K21]" office:value-type="float" office:value="1476" calcext:value-type="float">
            <text:p>14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formula="of:=[.B22]+[.C22]+[.D22]" office:value-type="float" office:value="1443" calcext:value-type="float">
            <text:p>1443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table:formula="of:=[.I22]+[.J22]+[.K22]" office:value-type="float" office:value="1882" calcext:value-type="float">
            <text:p>18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[.B23]+[.C23]+[.D23]" office:value-type="float" office:value="1565" calcext:value-type="float">
            <text:p>1565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table:formula="of:=[.I23]+[.J23]+[.K23]" office:value-type="float" office:value="1468" calcext:value-type="float">
            <text:p>14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formula="of:=[.B24]+[.C24]+[.D24]" office:value-type="float" office:value="1318" calcext:value-type="float">
            <text:p>131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table:formula="of:=[.I24]+[.J24]+[.K24]" office:value-type="float" office:value="1617" calcext:value-type="float">
            <text:p>16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1055" calcext:value-type="float">
            <text:p>105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[.B25]+[.C25]+[.D25]" office:value-type="float" office:value="1929" calcext:value-type="float">
            <text:p>1929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table:formula="of:=[.I25]+[.J25]+[.K25]" office:value-type="float" office:value="1647" calcext:value-type="float">
            <text:p>16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[.B26]+[.C26]+[.D26]" office:value-type="float" office:value="1774" calcext:value-type="float">
            <text:p>1774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044" calcext:value-type="float">
            <text:p>1044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formula="of:=[.I26]+[.J26]+[.K26]" office:value-type="float" office:value="1912" calcext:value-type="float">
            <text:p>19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table:formula="of:=[.B27]+[.C27]+[.D27]" office:value-type="float" office:value="1233" calcext:value-type="float">
            <text:p>1233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011" calcext:value-type="float">
            <text:p>10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formula="of:=[.I27]+[.J27]+[.K27]" office:value-type="float" office:value="1622" calcext:value-type="float">
            <text:p>162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formula="of:=[.I28]+[.J28]+[.K28]" office:value-type="float" office:value="1363" calcext:value-type="float">
            <text:p>1363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3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3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float" office:value="3459" calcext:value-type="float">
            <text:p>3459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B33]+[.C33]+[.D33]" office:value-type="float" office:value="4366" calcext:value-type="float">
            <text:p>4366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3772" calcext:value-type="float">
            <text:p>377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formula="of:=[.I33]+[.J33]+[.K33]" office:value-type="float" office:value="4582" calcext:value-type="float">
            <text:p>45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3" calcext:value-type="float">
            <text:p>843</text:p>
          </table:table-cell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[.B34]+[.C34]+[.D34]" office:value-type="float" office:value="4371" calcext:value-type="float">
            <text:p>437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4158" calcext:value-type="float">
            <text:p>415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[.I34]+[.J34]+[.K34]" office:value-type="float" office:value="5062" calcext:value-type="float">
            <text:p>50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1" calcext:value-type="float">
            <text:p>751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table:formula="of:=[.B35]+[.C35]+[.D35]" office:value-type="float" office:value="2101" calcext:value-type="float">
            <text:p>21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formula="of:=[.I35]+[.J35]+[.K35]" office:value-type="float" office:value="2570" calcext:value-type="float">
            <text:p>25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formula="of:=[.B36]+[.C36]+[.D36]" office:value-type="float" office:value="2536" calcext:value-type="float">
            <text:p>253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formula="of:=[.I36]+[.J36]+[.K36]" office:value-type="float" office:value="2393" calcext:value-type="float">
            <text:p>23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B37]+[.C37]+[.D37]" office:value-type="float" office:value="2440" calcext:value-type="float">
            <text:p>244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formula="of:=[.I37]+[.J37]+[.K37]" office:value-type="float" office:value="2460" calcext:value-type="float">
            <text:p>24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3713" calcext:value-type="float">
            <text:p>371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[.B38]+[.C38]+[.D38]" office:value-type="float" office:value="4520" calcext:value-type="float">
            <text:p>452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[.I38]+[.J38]+[.K38]" office:value-type="float" office:value="4577" calcext:value-type="float">
            <text:p>45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3852" calcext:value-type="float">
            <text:p>385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formula="of:=[.B39]+[.C39]+[.D39]" office:value-type="float" office:value="4690" calcext:value-type="float">
            <text:p>4690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3828" calcext:value-type="float">
            <text:p>382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formula="of:=[.I39]+[.J39]+[.K39]" office:value-type="float" office:value="4788" calcext:value-type="float">
            <text:p>47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1553" calcext:value-type="float">
            <text:p>155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table:formula="of:=[.B40]+[.C40]+[.D40]" office:value-type="float" office:value="2370" calcext:value-type="float">
            <text:p>2370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[.I40]+[.J40]+[.K40]" office:value-type="float" office:value="2305" calcext:value-type="float">
            <text:p>23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[.B41]+[.C41]+[.D41]" office:value-type="float" office:value="2253" calcext:value-type="float">
            <text:p>2253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[.I41]+[.J41]+[.K41]" office:value-type="float" office:value="2435" calcext:value-type="float">
            <text:p>24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formula="of:=[.B42]+[.C42]+[.D42]" office:value-type="float" office:value="2340" calcext:value-type="float">
            <text:p>2340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table:formula="of:=[.I42]+[.J42]+[.K42]" office:value-type="float" office:value="3894" calcext:value-type="float">
            <text:p>38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B43]+[.C43]+[.D43]" office:value-type="float" office:value="2436" calcext:value-type="float">
            <text:p>2436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[.I43]+[.J43]+[.K43]" office:value-type="float" office:value="2701" calcext:value-type="float">
            <text:p>27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3901" calcext:value-type="float">
            <text:p>390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[.B44]+[.C44]+[.D44]" office:value-type="float" office:value="4727" calcext:value-type="float">
            <text:p>4727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3632" calcext:value-type="float">
            <text:p>3632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table:formula="of:=[.I44]+[.J44]+[.K44]" office:value-type="float" office:value="4499" calcext:value-type="float">
            <text:p>449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77" calcext:value-type="float">
            <text:p>977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[.B45]+[.C45]+[.D45]" office:value-type="float" office:value="1993" calcext:value-type="float">
            <text:p>1993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I45]+[.J45]+[.K45]" office:value-type="float" office:value="1990" calcext:value-type="float">
            <text:p>19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9" calcext:value-type="float">
            <text:p>929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[.B46]+[.C46]+[.D46]" office:value-type="float" office:value="2334" calcext:value-type="float">
            <text:p>2334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[.I46]+[.J46]+[.K46]" office:value-type="float" office:value="2215" calcext:value-type="float">
            <text:p>22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1" calcext:value-type="float">
            <text:p>671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formula="of:=[.B47]+[.C47]+[.D47]" office:value-type="float" office:value="2333" calcext:value-type="float">
            <text:p>2333</text:p>
          </table:table-cell>
          <table:table-cell/>
          <table:table-cell office:value-type="float" office:value="2648" calcext:value-type="float">
            <text:p>2648</text:p>
          </table:table-cell>
          <table:table-cell office:value-type="float" office:value="3486" calcext:value-type="float">
            <text:p>348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table:formula="of:=[.I47]+[.J47]+[.K47]" office:value-type="float" office:value="6135" calcext:value-type="float">
            <text:p>61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float" office:value="3825" calcext:value-type="float">
            <text:p>38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formula="of:=[.B48]+[.C48]+[.D48]" office:value-type="float" office:value="4527" calcext:value-type="float">
            <text:p>4527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3582" calcext:value-type="float">
            <text:p>358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table:formula="of:=[.I48]+[.J48]+[.K48]" office:value-type="float" office:value="4314" calcext:value-type="float">
            <text:p>43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1404" calcext:value-type="float">
            <text:p>1404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[.B49]+[.C49]+[.D49]" office:value-type="float" office:value="2227" calcext:value-type="float">
            <text:p>2227</text:p>
          </table:table-cell>
          <table:table-cell/>
          <table:table-cell office:value-type="float" office:value="5156" calcext:value-type="float">
            <text:p>5156</text:p>
          </table:table-cell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formula="of:=[.I49]+[.J49]+[.K49]" office:value-type="float" office:value="6578" calcext:value-type="float">
            <text:p>65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8" calcext:value-type="float">
            <text:p>568</text:p>
          </table:table-cell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50]+[.C50]+[.D50]" office:value-type="float" office:value="4000" calcext:value-type="float">
            <text:p>400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formula="of:=[.I50]+[.J50]+[.K50]" office:value-type="float" office:value="2570" calcext:value-type="float">
            <text:p>25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formula="of:=[.B51]+[.C51]+[.D51]" office:value-type="float" office:value="1610" calcext:value-type="float">
            <text:p>1610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table:formula="of:=[.I51]+[.J51]+[.K51]" office:value-type="float" office:value="1536" calcext:value-type="float">
            <text:p>15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office:value-type="float" office:value="1468" calcext:value-type="float">
            <text:p>146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formula="of:=[.B52]+[.C52]+[.D52]" office:value-type="float" office:value="2176" calcext:value-type="float">
            <text:p>2176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480" calcext:value-type="float">
            <text:p>1480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table:formula="of:=[.I52]+[.J52]+[.K52]" office:value-type="float" office:value="2086" calcext:value-type="float">
            <text:p>20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0" calcext:value-type="float">
            <text:p>920</text:p>
          </table:table-cell>
          <table:table-cell office:value-type="float" office:value="3516" calcext:value-type="float">
            <text:p>3516</text:p>
          </table:table-cell>
          <table:table-cell office:value-type="float" office:value="285" calcext:value-type="float">
            <text:p>28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[.B53]+[.C53]+[.D53]" office:value-type="float" office:value="4721" calcext:value-type="float">
            <text:p>472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formula="of:=[.I53]+[.J53]+[.K53]" office:value-type="float" office:value="4605" calcext:value-type="float">
            <text:p>46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9" calcext:value-type="float">
            <text:p>799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formula="of:=[.B54]+[.C54]+[.D54]" office:value-type="float" office:value="4509" calcext:value-type="float">
            <text:p>4509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696" calcext:value-type="float">
            <text:p>369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table:formula="of:=[.I54]+[.J54]+[.K54]" office:value-type="float" office:value="4365" calcext:value-type="float">
            <text:p>43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formula="of:=[.B55]+[.C55]+[.D55]" office:value-type="float" office:value="2308" calcext:value-type="float">
            <text:p>2308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796" calcext:value-type="float">
            <text:p>379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[.I55]+[.J55]+[.K55]" office:value-type="float" office:value="4707" calcext:value-type="float">
            <text:p>470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[.B56]+[.C56]+[.D56]" office:value-type="float" office:value="2208" calcext:value-type="float">
            <text:p>220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table:formula="of:=[.I56]+[.J56]+[.K56]" office:value-type="float" office:value="2237" calcext:value-type="float">
            <text:p>22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formula="of:=[.B57]+[.C57]+[.D57]" office:value-type="float" office:value="2011" calcext:value-type="float">
            <text:p>2011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I57]+[.J57]+[.K57]" office:value-type="float" office:value="2379" calcext:value-type="float">
            <text:p>2379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3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3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3" calcext:value-type="float">
            <text:p>893</text:p>
          </table:table-cell>
          <table:table-cell office:value-type="float" office:value="557" calcext:value-type="float">
            <text:p>557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[.B4]+[.C4]+[.D4]" office:value-type="float" office:value="1494" calcext:value-type="float">
            <text:p>1494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formula="of:=[.I4]+[.J4]+[.K4]" office:value-type="float" office:value="1770" calcext:value-type="float">
            <text:p>17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formula="of:=[.B5]+[.C5]+[.D5]" office:value-type="float" office:value="1389" calcext:value-type="float">
            <text:p>1389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I5]+[.J5]+[.K5]" office:value-type="float" office:value="3536" calcext:value-type="float">
            <text:p>35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formula="of:=[.B6]+[.C6]+[.D6]" office:value-type="float" office:value="1713" calcext:value-type="float">
            <text:p>1713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formula="of:=[.I6]+[.J6]+[.K6]" office:value-type="float" office:value="1848" calcext:value-type="float">
            <text:p>18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formula="of:=[.B7]+[.C7]+[.D7]" office:value-type="float" office:value="1890" calcext:value-type="float">
            <text:p>189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formula="of:=[.I7]+[.J7]+[.K7]" office:value-type="float" office:value="1957" calcext:value-type="float">
            <text:p>19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[.B8]+[.C8]+[.D8]" office:value-type="float" office:value="2274" calcext:value-type="float">
            <text:p>2274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formula="of:=[.I8]+[.J8]+[.K8]" office:value-type="float" office:value="2029" calcext:value-type="float">
            <text:p>20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48" calcext:value-type="float">
            <text:p>2548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[.B9]+[.C9]+[.D9]" office:value-type="float" office:value="3624" calcext:value-type="float">
            <text:p>3624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formula="of:=[.I9]+[.J9]+[.K9]" office:value-type="float" office:value="1839" calcext:value-type="float">
            <text:p>18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9" calcext:value-type="float">
            <text:p>929</text:p>
          </table:table-cell>
          <table:table-cell office:value-type="float" office:value="1135" calcext:value-type="float">
            <text:p>113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[.B10]+[.C10]+[.D10]" office:value-type="float" office:value="2087" calcext:value-type="float">
            <text:p>208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formula="of:=[.I10]+[.J10]+[.K10]" office:value-type="float" office:value="1771" calcext:value-type="float">
            <text:p>17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formula="of:=[.B11]+[.C11]+[.D11]" office:value-type="float" office:value="1583" calcext:value-type="float">
            <text:p>158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formula="of:=[.I11]+[.J11]+[.K11]" office:value-type="float" office:value="1638" calcext:value-type="float">
            <text:p>16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[.B12]+[.C12]+[.D12]" office:value-type="float" office:value="1830" calcext:value-type="float">
            <text:p>183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formula="of:=[.I12]+[.J12]+[.K12]" office:value-type="float" office:value="1652" calcext:value-type="float">
            <text:p>16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6" calcext:value-type="float">
            <text:p>646</text:p>
          </table:table-cell>
          <table:table-cell office:value-type="float" office:value="577" calcext:value-type="float">
            <text:p>57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table:formula="of:=[.B13]+[.C13]+[.D13]" office:value-type="float" office:value="1238" calcext:value-type="float">
            <text:p>1238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formula="of:=[.I13]+[.J13]+[.K13]" office:value-type="float" office:value="1650" calcext:value-type="float">
            <text:p>16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[.B14]+[.C14]+[.D14]" office:value-type="float" office:value="1504" calcext:value-type="float">
            <text:p>1504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905" calcext:value-type="float">
            <text:p>90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table:formula="of:=[.I14]+[.J14]+[.K14]" office:value-type="float" office:value="1788" calcext:value-type="float">
            <text:p>17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6" calcext:value-type="float">
            <text:p>886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formula="of:=[.B15]+[.C15]+[.D15]" office:value-type="float" office:value="1758" calcext:value-type="float">
            <text:p>1758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[.I15]+[.J15]+[.K15]" office:value-type="float" office:value="1833" calcext:value-type="float">
            <text:p>18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table:formula="of:=[.B16]+[.C16]+[.D16]" office:value-type="float" office:value="1472" calcext:value-type="float">
            <text:p>147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formula="of:=[.I16]+[.J16]+[.K16]" office:value-type="float" office:value="1827" calcext:value-type="float">
            <text:p>18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formula="of:=[.B17]+[.C17]+[.D17]" office:value-type="float" office:value="1950" calcext:value-type="float">
            <text:p>195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formula="of:=[.I17]+[.J17]+[.K17]" office:value-type="float" office:value="1741" calcext:value-type="float">
            <text:p>17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B18]+[.C18]+[.D18]" office:value-type="float" office:value="1708" calcext:value-type="float">
            <text:p>1708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formula="of:=[.I18]+[.J18]+[.K18]" office:value-type="float" office:value="1638" calcext:value-type="float">
            <text:p>16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formula="of:=[.B19]+[.C19]+[.D19]" office:value-type="float" office:value="1417" calcext:value-type="float">
            <text:p>1417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formula="of:=[.I19]+[.J19]+[.K19]" office:value-type="float" office:value="1647" calcext:value-type="float">
            <text:p>16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table:formula="of:=[.B20]+[.C20]+[.D20]" office:value-type="float" office:value="1474" calcext:value-type="float">
            <text:p>147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table:formula="of:=[.I20]+[.J20]+[.K20]" office:value-type="float" office:value="1584" calcext:value-type="float">
            <text:p>15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float" office:value="1093" calcext:value-type="float">
            <text:p>1093</text:p>
          </table:table-cell>
          <table:table-cell office:value-type="float" office:value="1132" calcext:value-type="float">
            <text:p>1132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B21]+[.C21]+[.D21]" office:value-type="float" office:value="2982" calcext:value-type="float">
            <text:p>2982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formula="of:=[.I21]+[.J21]+[.K21]" office:value-type="float" office:value="1502" calcext:value-type="float">
            <text:p>15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table:formula="of:=[.B22]+[.C22]+[.D22]" office:value-type="float" office:value="1244" calcext:value-type="float">
            <text:p>124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[.I22]+[.J22]+[.K22]" office:value-type="float" office:value="1925" calcext:value-type="float">
            <text:p>19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2" calcext:value-type="float">
            <text:p>752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table:formula="of:=[.B23]+[.C23]+[.D23]" office:value-type="float" office:value="1453" calcext:value-type="float">
            <text:p>1453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formula="of:=[.I23]+[.J23]+[.K23]" office:value-type="float" office:value="1546" calcext:value-type="float">
            <text:p>15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[.B24]+[.C24]+[.D24]" office:value-type="float" office:value="1411" calcext:value-type="float">
            <text:p>1411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formula="of:=[.I24]+[.J24]+[.K24]" office:value-type="float" office:value="1626" calcext:value-type="float">
            <text:p>16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6" calcext:value-type="float">
            <text:p>816</text:p>
          </table:table-cell>
          <table:table-cell office:value-type="float" office:value="1030" calcext:value-type="float">
            <text:p>103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formula="of:=[.B25]+[.C25]+[.D25]" office:value-type="float" office:value="1855" calcext:value-type="float">
            <text:p>1855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formula="of:=[.I25]+[.J25]+[.K25]" office:value-type="float" office:value="1587" calcext:value-type="float">
            <text:p>15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formula="of:=[.B26]+[.C26]+[.D26]" office:value-type="float" office:value="1942" calcext:value-type="float">
            <text:p>1942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214" calcext:value-type="float">
            <text:p>121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formula="of:=[.I26]+[.J26]+[.K26]" office:value-type="float" office:value="2063" calcext:value-type="float">
            <text:p>20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786" calcext:value-type="float">
            <text:p>78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formula="of:=[.B27]+[.C27]+[.D27]" office:value-type="float" office:value="1360" calcext:value-type="float">
            <text:p>136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table:formula="of:=[.I27]+[.J27]+[.K27]" office:value-type="float" office:value="1948" calcext:value-type="float">
            <text:p>194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formula="of:=[.I28]+[.J28]+[.K28]" office:value-type="float" office:value="1589" calcext:value-type="float">
            <text:p>1589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3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3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3397" calcext:value-type="float">
            <text:p>339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formula="of:=[.B33]+[.C33]+[.D33]" office:value-type="float" office:value="4276" calcext:value-type="float">
            <text:p>427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776" calcext:value-type="float">
            <text:p>177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table:formula="of:=[.I33]+[.J33]+[.K33]" office:value-type="float" office:value="2570" calcext:value-type="float">
            <text:p>25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5" calcext:value-type="float">
            <text:p>895</text:p>
          </table:table-cell>
          <table:table-cell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B34]+[.C34]+[.D34]" office:value-type="float" office:value="4577" calcext:value-type="float">
            <text:p>4577</text:p>
          </table:table-cell>
          <table:table-cell/>
          <table:table-cell office:value-type="float" office:value="3558" calcext:value-type="float">
            <text:p>3558</text:p>
          </table:table-cell>
          <table:table-cell office:value-type="float" office:value="3417" calcext:value-type="float">
            <text:p>34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formula="of:=[.I34]+[.J34]+[.K34]" office:value-type="float" office:value="6976" calcext:value-type="float">
            <text:p>69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25" calcext:value-type="float">
            <text:p>1125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formula="of:=[.B35]+[.C35]+[.D35]" office:value-type="float" office:value="2537" calcext:value-type="float">
            <text:p>2537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table:formula="of:=[.I35]+[.J35]+[.K35]" office:value-type="float" office:value="2034" calcext:value-type="float">
            <text:p>20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2" calcext:value-type="float">
            <text:p>922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[.B36]+[.C36]+[.D36]" office:value-type="float" office:value="2510" calcext:value-type="float">
            <text:p>251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416" calcext:value-type="float">
            <text:p>141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formula="of:=[.I36]+[.J36]+[.K36]" office:value-type="float" office:value="2253" calcext:value-type="float">
            <text:p>22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4" calcext:value-type="float">
            <text:p>884</text:p>
          </table:table-cell>
          <table:table-cell office:value-type="float" office:value="1609" calcext:value-type="float">
            <text:p>160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B37]+[.C37]+[.D37]" office:value-type="float" office:value="2497" calcext:value-type="float">
            <text:p>2497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618" calcext:value-type="float">
            <text:p>161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formula="of:=[.I37]+[.J37]+[.K37]" office:value-type="float" office:value="2409" calcext:value-type="float">
            <text:p>24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3426" calcext:value-type="float">
            <text:p>342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table:formula="of:=[.B38]+[.C38]+[.D38]" office:value-type="float" office:value="4299" calcext:value-type="float">
            <text:p>4299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3580" calcext:value-type="float">
            <text:p>358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formula="of:=[.I38]+[.J38]+[.K38]" office:value-type="float" office:value="4362" calcext:value-type="float">
            <text:p>43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3502" calcext:value-type="float">
            <text:p>350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[.B39]+[.C39]+[.D39]" office:value-type="float" office:value="4417" calcext:value-type="float">
            <text:p>4417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formula="of:=[.I39]+[.J39]+[.K39]" office:value-type="float" office:value="2843" calcext:value-type="float">
            <text:p>28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table:formula="of:=[.B40]+[.C40]+[.D40]" office:value-type="float" office:value="2432" calcext:value-type="float">
            <text:p>2432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table:formula="of:=[.I40]+[.J40]+[.K40]" office:value-type="float" office:value="1995" calcext:value-type="float">
            <text:p>19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formula="of:=[.B41]+[.C41]+[.D41]" office:value-type="float" office:value="2033" calcext:value-type="float">
            <text:p>203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table:formula="of:=[.I41]+[.J41]+[.K41]" office:value-type="float" office:value="2032" calcext:value-type="float">
            <text:p>20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table:formula="of:=[.B42]+[.C42]+[.D42]" office:value-type="float" office:value="1878" calcext:value-type="float">
            <text:p>1878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formula="of:=[.I42]+[.J42]+[.K42]" office:value-type="float" office:value="2219" calcext:value-type="float">
            <text:p>22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formula="of:=[.B43]+[.C43]+[.D43]" office:value-type="float" office:value="2287" calcext:value-type="float">
            <text:p>2287</text:p>
          </table:table-cell>
          <table:table-cell/>
          <table:table-cell office:value-type="float" office:value="2747" calcext:value-type="float">
            <text:p>2747</text:p>
          </table:table-cell>
          <table:table-cell office:value-type="float" office:value="1303" calcext:value-type="float">
            <text:p>1303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table:formula="of:=[.I43]+[.J43]+[.K43]" office:value-type="float" office:value="4056" calcext:value-type="float">
            <text:p>40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float" office:value="3524" calcext:value-type="float">
            <text:p>352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[.B44]+[.C44]+[.D44]" office:value-type="float" office:value="4466" calcext:value-type="float">
            <text:p>4466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3421" calcext:value-type="float">
            <text:p>3421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[.I44]+[.J44]+[.K44]" office:value-type="float" office:value="4222" calcext:value-type="float">
            <text:p>42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[.B45]+[.C45]+[.D45]" office:value-type="float" office:value="1976" calcext:value-type="float">
            <text:p>197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formula="of:=[.I45]+[.J45]+[.K45]" office:value-type="float" office:value="1889" calcext:value-type="float">
            <text:p>18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1237" calcext:value-type="float">
            <text:p>1237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[.B46]+[.C46]+[.D46]" office:value-type="float" office:value="2154" calcext:value-type="float">
            <text:p>2154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table:formula="of:=[.I46]+[.J46]+[.K46]" office:value-type="float" office:value="2065" calcext:value-type="float">
            <text:p>20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formula="of:=[.B47]+[.C47]+[.D47]" office:value-type="float" office:value="2380" calcext:value-type="float">
            <text:p>238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formula="of:=[.I47]+[.J47]+[.K47]" office:value-type="float" office:value="2128" calcext:value-type="float">
            <text:p>21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88" calcext:value-type="float">
            <text:p>2588</text:p>
          </table:table-cell>
          <table:table-cell office:value-type="float" office:value="3642" calcext:value-type="float">
            <text:p>364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formula="of:=[.B48]+[.C48]+[.D48]" office:value-type="float" office:value="6239" calcext:value-type="float">
            <text:p>6239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table:formula="of:=[.I48]+[.J48]+[.K48]" office:value-type="float" office:value="2238" calcext:value-type="float">
            <text:p>22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1420" calcext:value-type="float">
            <text:p>142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formula="of:=[.B49]+[.C49]+[.D49]" office:value-type="float" office:value="2269" calcext:value-type="float">
            <text:p>2269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formula="of:=[.I49]+[.J49]+[.K49]" office:value-type="float" office:value="2008" calcext:value-type="float">
            <text:p>20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8" calcext:value-type="float">
            <text:p>618</text:p>
          </table:table-cell>
          <table:table-cell office:value-type="float" office:value="3338" calcext:value-type="float">
            <text:p>333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table:formula="of:=[.B50]+[.C50]+[.D50]" office:value-type="float" office:value="3957" calcext:value-type="float">
            <text:p>395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633" calcext:value-type="float">
            <text:p>36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formula="of:=[.I50]+[.J50]+[.K50]" office:value-type="float" office:value="4179" calcext:value-type="float">
            <text:p>41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formula="of:=[.B51]+[.C51]+[.D51]" office:value-type="float" office:value="1779" calcext:value-type="float">
            <text:p>1779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[.I51]+[.J51]+[.K51]" office:value-type="float" office:value="1711" calcext:value-type="float">
            <text:p>17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formula="of:=[.B52]+[.C52]+[.D52]" office:value-type="float" office:value="2042" calcext:value-type="float">
            <text:p>2042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table:formula="of:=[.I52]+[.J52]+[.K52]" office:value-type="float" office:value="1867" calcext:value-type="float">
            <text:p>18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6" calcext:value-type="float">
            <text:p>786</text:p>
          </table:table-cell>
          <table:table-cell office:value-type="float" office:value="3529" calcext:value-type="float">
            <text:p>352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table:formula="of:=[.B53]+[.C53]+[.D53]" office:value-type="float" office:value="4336" calcext:value-type="float">
            <text:p>4336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formula="of:=[.I53]+[.J53]+[.K53]" office:value-type="float" office:value="4663" calcext:value-type="float">
            <text:p>46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3794" calcext:value-type="float">
            <text:p>379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formula="of:=[.B54]+[.C54]+[.D54]" office:value-type="float" office:value="4574" calcext:value-type="float">
            <text:p>4574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formula="of:=[.I54]+[.J54]+[.K54]" office:value-type="float" office:value="4287" calcext:value-type="float">
            <text:p>42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formula="of:=[.B55]+[.C55]+[.D55]" office:value-type="float" office:value="2393" calcext:value-type="float">
            <text:p>2393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388" calcext:value-type="float">
            <text:p>138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formula="of:=[.I55]+[.J55]+[.K55]" office:value-type="float" office:value="2131" calcext:value-type="float">
            <text:p>21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2" calcext:value-type="float">
            <text:p>722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formula="of:=[.B56]+[.C56]+[.D56]" office:value-type="float" office:value="2339" calcext:value-type="float">
            <text:p>2339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443" calcext:value-type="float">
            <text:p>344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formula="of:=[.I56]+[.J56]+[.K56]" office:value-type="float" office:value="4111" calcext:value-type="float">
            <text:p>41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float" office:value="1611" calcext:value-type="float">
            <text:p>16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formula="of:=[.B57]+[.C57]+[.D57]" office:value-type="float" office:value="2102" calcext:value-type="float">
            <text:p>210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formula="of:=[.I57]+[.J57]+[.K57]" office:value-type="float" office:value="1861" calcext:value-type="float">
            <text:p>1861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3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3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6" calcext:value-type="float">
            <text:p>856</text:p>
          </table:table-cell>
          <table:table-cell office:value-type="float" office:value="505" calcext:value-type="float">
            <text:p>50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formula="of:=[.B4]+[.C4]+[.D4]" office:value-type="float" office:value="1409" calcext:value-type="float">
            <text:p>1409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[.I4]+[.J4]+[.K4]" office:value-type="float" office:value="1735" calcext:value-type="float">
            <text:p>17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1049" calcext:value-type="float">
            <text:p>1049</text:p>
          </table:table-cell>
          <table:table-cell office:value-type="float" office:value="1346" calcext:value-type="float">
            <text:p>134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formula="of:=[.B5]+[.C5]+[.D5]" office:value-type="float" office:value="3005" calcext:value-type="float">
            <text:p>3005</text:p>
          </table:table-cell>
          <table:table-cell/>
          <table:table-cell office:value-type="float" office:value="2904" calcext:value-type="float">
            <text:p>2904</text:p>
          </table:table-cell>
          <table:table-cell office:value-type="float" office:value="854" calcext:value-type="float">
            <text:p>85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formula="of:=[.I5]+[.J5]+[.K5]" office:value-type="float" office:value="3765" calcext:value-type="float">
            <text:p>37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formula="of:=[.B6]+[.C6]+[.D6]" office:value-type="float" office:value="1749" calcext:value-type="float">
            <text:p>1749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985" calcext:value-type="float">
            <text:p>985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table:formula="of:=[.I6]+[.J6]+[.K6]" office:value-type="float" office:value="1733" calcext:value-type="float">
            <text:p>17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9" calcext:value-type="float">
            <text:p>819</text:p>
          </table:table-cell>
          <table:table-cell office:value-type="float" office:value="1113" calcext:value-type="float">
            <text:p>111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B7]+[.C7]+[.D7]" office:value-type="float" office:value="1938" calcext:value-type="float">
            <text:p>1938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[.I7]+[.J7]+[.K7]" office:value-type="float" office:value="2228" calcext:value-type="float">
            <text:p>22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table:formula="of:=[.B8]+[.C8]+[.D8]" office:value-type="float" office:value="1790" calcext:value-type="float">
            <text:p>179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[.I8]+[.J8]+[.K8]" office:value-type="float" office:value="2169" calcext:value-type="float">
            <text:p>21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89" calcext:value-type="float">
            <text:p>2589</text:p>
          </table:table-cell>
          <table:table-cell office:value-type="float" office:value="841" calcext:value-type="float">
            <text:p>841</text:p>
          </table:table-cell>
          <table:table-cell office:value-type="float" office:value="2426" calcext:value-type="float">
            <text:p>2426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table:formula="of:=[.B9]+[.C9]+[.D9]" office:value-type="float" office:value="5856" calcext:value-type="float">
            <text:p>585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[.I9]+[.J9]+[.K9]" office:value-type="float" office:value="1896" calcext:value-type="float">
            <text:p>18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98" calcext:value-type="float">
            <text:p>998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[.B10]+[.C10]+[.D10]" office:value-type="float" office:value="1536" calcext:value-type="float">
            <text:p>153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formula="of:=[.I10]+[.J10]+[.K10]" office:value-type="float" office:value="1913" calcext:value-type="float">
            <text:p>19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872" calcext:value-type="float">
            <text:p>872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formula="of:=[.B11]+[.C11]+[.D11]" office:value-type="float" office:value="1792" calcext:value-type="float">
            <text:p>17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formula="of:=[.I11]+[.J11]+[.K11]" office:value-type="float" office:value="1796" calcext:value-type="float">
            <text:p>17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606" calcext:value-type="float">
            <text:p>606</text:p>
          </table:table-cell>
          <table:table-cell office:value-type="float" office:value="1105" calcext:value-type="float">
            <text:p>1105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table:formula="of:=[.B12]+[.C12]+[.D12]" office:value-type="float" office:value="2431" calcext:value-type="float">
            <text:p>243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I12]+[.J12]+[.K12]" office:value-type="float" office:value="2051" calcext:value-type="float">
            <text:p>205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0" calcext:value-type="float">
            <text:p>93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[.B13]+[.C13]+[.D13]" office:value-type="float" office:value="1918" calcext:value-type="float">
            <text:p>1918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701" calcext:value-type="float">
            <text:p>701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table:formula="of:=[.I13]+[.J13]+[.K13]" office:value-type="float" office:value="1374" calcext:value-type="float">
            <text:p>13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7" calcext:value-type="float">
            <text:p>647</text:p>
          </table:table-cell>
          <table:table-cell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table:formula="of:=[.B14]+[.C14]+[.D14]" office:value-type="float" office:value="1588" calcext:value-type="float">
            <text:p>1588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I14]+[.J14]+[.K14]" office:value-type="float" office:value="1815" calcext:value-type="float">
            <text:p>18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table:formula="of:=[.B15]+[.C15]+[.D15]" office:value-type="float" office:value="1168" calcext:value-type="float">
            <text:p>1168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929" calcext:value-type="float">
            <text:p>929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table:formula="of:=[.I15]+[.J15]+[.K15]" office:value-type="float" office:value="1738" calcext:value-type="float">
            <text:p>17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formula="of:=[.B16]+[.C16]+[.D16]" office:value-type="float" office:value="1817" calcext:value-type="float">
            <text:p>1817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[.I16]+[.J16]+[.K16]" office:value-type="float" office:value="1874" calcext:value-type="float">
            <text:p>18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4" calcext:value-type="float">
            <text:p>654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table:formula="of:=[.B17]+[.C17]+[.D17]" office:value-type="float" office:value="1614" calcext:value-type="float">
            <text:p>1614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[.I17]+[.J17]+[.K17]" office:value-type="float" office:value="1771" calcext:value-type="float">
            <text:p>17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1" calcext:value-type="float">
            <text:p>521</text:p>
          </table:table-cell>
          <table:table-cell office:value-type="float" office:value="605" calcext:value-type="float">
            <text:p>605</text:p>
          </table:table-cell>
          <table:table-cell office:value-type="float" office:value="231" calcext:value-type="float">
            <text:p>231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table:formula="of:=[.B18]+[.C18]+[.D18]" office:value-type="float" office:value="1357" calcext:value-type="float">
            <text:p>1357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931" calcext:value-type="float">
            <text:p>93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I18]+[.J18]+[.K18]" office:value-type="float" office:value="1693" calcext:value-type="float">
            <text:p>16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float" office:value="643" calcext:value-type="float">
            <text:p>643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table:formula="of:=[.B19]+[.C19]+[.D19]" office:value-type="float" office:value="1331" calcext:value-type="float">
            <text:p>1331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[.I19]+[.J19]+[.K19]" office:value-type="float" office:value="1588" calcext:value-type="float">
            <text:p>15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4" calcext:value-type="float">
            <text:p>674</text:p>
          </table:table-cell>
          <table:table-cell office:value-type="float" office:value="569" calcext:value-type="float">
            <text:p>569</text:p>
          </table:table-cell>
          <table:table-cell office:value-type="float" office:value="1055" calcext:value-type="float">
            <text:p>1055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table:formula="of:=[.B20]+[.C20]+[.D20]" office:value-type="float" office:value="2298" calcext:value-type="float">
            <text:p>2298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formula="of:=[.I20]+[.J20]+[.K20]" office:value-type="float" office:value="1979" calcext:value-type="float">
            <text:p>19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table:formula="of:=[.B21]+[.C21]+[.D21]" office:value-type="float" office:value="1682" calcext:value-type="float">
            <text:p>168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83" calcext:value-type="float">
            <text:p>88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formula="of:=[.I21]+[.J21]+[.K21]" office:value-type="float" office:value="1807" calcext:value-type="float">
            <text:p>180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5" calcext:value-type="float">
            <text:p>585</text:p>
          </table:table-cell>
          <table:table-cell office:value-type="float" office:value="1005" calcext:value-type="float">
            <text:p>100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formula="of:=[.B22]+[.C22]+[.D22]" office:value-type="float" office:value="1599" calcext:value-type="float">
            <text:p>159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formula="of:=[.I22]+[.J22]+[.K22]" office:value-type="float" office:value="1895" calcext:value-type="float">
            <text:p>18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formula="of:=[.B23]+[.C23]+[.D23]" office:value-type="float" office:value="1254" calcext:value-type="float">
            <text:p>1254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I23]+[.J23]+[.K23]" office:value-type="float" office:value="1894" calcext:value-type="float">
            <text:p>189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[.I24]+[.J24]+[.K24]" office:value-type="float" office:value="1645" calcext:value-type="float">
            <text:p>164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846" calcext:value-type="float">
            <text:p>84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formula="of:=[.I25]+[.J25]+[.K25]" office:value-type="float" office:value="1714" calcext:value-type="float">
            <text:p>171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I26]+[.J26]+[.K26]" office:value-type="float" office:value="2008" calcext:value-type="float">
            <text:p>200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formula="of:=[.I27]+[.J27]+[.K27]" office:value-type="float" office:value="1947" calcext:value-type="float">
            <text:p>194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formula="of:=[.I28]+[.J28]+[.K28]" office:value-type="float" office:value="1513" calcext:value-type="float">
            <text:p>1513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3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3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17" calcext:value-type="float">
            <text:p>1317</text:p>
          </table:table-cell>
          <table:table-cell office:value-type="float" office:value="3353" calcext:value-type="float">
            <text:p>335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formula="of:=[.B33]+[.C33]+[.D33]" office:value-type="float" office:value="4680" calcext:value-type="float">
            <text:p>4680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3272" calcext:value-type="float">
            <text:p>3272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table:formula="of:=[.I33]+[.J33]+[.K33]" office:value-type="float" office:value="4158" calcext:value-type="float">
            <text:p>41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3023" calcext:value-type="float">
            <text:p>302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B34]+[.C34]+[.D34]" office:value-type="float" office:value="4044" calcext:value-type="float">
            <text:p>404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[.I34]+[.J34]+[.K34]" office:value-type="float" office:value="4023" calcext:value-type="float">
            <text:p>40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1313" calcext:value-type="float">
            <text:p>1313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formula="of:=[.B35]+[.C35]+[.D35]" office:value-type="float" office:value="2231" calcext:value-type="float">
            <text:p>2231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609" calcext:value-type="float">
            <text:p>1609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[.I35]+[.J35]+[.K35]" office:value-type="float" office:value="2570" calcext:value-type="float">
            <text:p>25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79" calcext:value-type="float">
            <text:p>1279</text:p>
          </table:table-cell>
          <table:table-cell office:value-type="float" office:value="1592" calcext:value-type="float">
            <text:p>1592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formula="of:=[.B36]+[.C36]+[.D36]" office:value-type="float" office:value="2888" calcext:value-type="float">
            <text:p>2888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623" calcext:value-type="float">
            <text:p>1623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[.I36]+[.J36]+[.K36]" office:value-type="float" office:value="2556" calcext:value-type="float">
            <text:p>25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1488" calcext:value-type="float">
            <text:p>148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formula="of:=[.B37]+[.C37]+[.D37]" office:value-type="float" office:value="2313" calcext:value-type="float">
            <text:p>23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3172" calcext:value-type="float">
            <text:p>317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[.I37]+[.J37]+[.K37]" office:value-type="float" office:value="4145" calcext:value-type="float">
            <text:p>41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table:formula="of:=[.B38]+[.C38]+[.D38]" office:value-type="float" office:value="4005" calcext:value-type="float">
            <text:p>4005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formula="of:=[.I38]+[.J38]+[.K38]" office:value-type="float" office:value="4480" calcext:value-type="float">
            <text:p>44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float" office:value="3253" calcext:value-type="float">
            <text:p>325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formula="of:=[.B39]+[.C39]+[.D39]" office:value-type="float" office:value="4521" calcext:value-type="float">
            <text:p>4521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3153" calcext:value-type="float">
            <text:p>3153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formula="of:=[.I39]+[.J39]+[.K39]" office:value-type="float" office:value="4537" calcext:value-type="float">
            <text:p>45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24" calcext:value-type="float">
            <text:p>1224</text:p>
          </table:table-cell>
          <table:table-cell office:value-type="float" office:value="1321" calcext:value-type="float">
            <text:p>132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formula="of:=[.B40]+[.C40]+[.D40]" office:value-type="float" office:value="2581" calcext:value-type="float">
            <text:p>258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443" calcext:value-type="float">
            <text:p>1443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[.I40]+[.J40]+[.K40]" office:value-type="float" office:value="2381" calcext:value-type="float">
            <text:p>23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[.B41]+[.C41]+[.D41]" office:value-type="float" office:value="2284" calcext:value-type="float">
            <text:p>2284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451" calcext:value-type="float">
            <text:p>145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table:formula="of:=[.I41]+[.J41]+[.K41]" office:value-type="float" office:value="2211" calcext:value-type="float">
            <text:p>22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1417" calcext:value-type="float">
            <text:p>141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42]+[.C42]+[.D42]" office:value-type="float" office:value="2248" calcext:value-type="float">
            <text:p>2248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473" calcext:value-type="float">
            <text:p>147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formula="of:=[.I42]+[.J42]+[.K42]" office:value-type="float" office:value="2362" calcext:value-type="float">
            <text:p>23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85" calcext:value-type="float">
            <text:p>2285</text:p>
          </table:table-cell>
          <table:table-cell office:value-type="float" office:value="3345" calcext:value-type="float">
            <text:p>334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43]+[.C43]+[.D43]" office:value-type="float" office:value="5634" calcext:value-type="float">
            <text:p>5634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I43]+[.J43]+[.K43]" office:value-type="float" office:value="3735" calcext:value-type="float">
            <text:p>37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float" office:value="3291" calcext:value-type="float">
            <text:p>329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[.B44]+[.C44]+[.D44]" office:value-type="float" office:value="4237" calcext:value-type="float">
            <text:p>4237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038" calcext:value-type="float">
            <text:p>3038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[.I44]+[.J44]+[.K44]" office:value-type="float" office:value="3969" calcext:value-type="float">
            <text:p>39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2" calcext:value-type="float">
            <text:p>922</text:p>
          </table:table-cell>
          <table:table-cell office:value-type="float" office:value="985" calcext:value-type="float">
            <text:p>985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formula="of:=[.B45]+[.C45]+[.D45]" office:value-type="float" office:value="1912" calcext:value-type="float">
            <text:p>1912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038" calcext:value-type="float">
            <text:p>1038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formula="of:=[.I45]+[.J45]+[.K45]" office:value-type="float" office:value="1955" calcext:value-type="float">
            <text:p>19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[.B46]+[.C46]+[.D46]" office:value-type="float" office:value="2263" calcext:value-type="float">
            <text:p>2263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formula="of:=[.I46]+[.J46]+[.K46]" office:value-type="float" office:value="2667" calcext:value-type="float">
            <text:p>26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115" calcext:value-type="float">
            <text:p>2115</text:p>
          </table:table-cell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B47]+[.C47]+[.D47]" office:value-type="float" office:value="5334" calcext:value-type="float">
            <text:p>5334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3071" calcext:value-type="float">
            <text:p>307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table:formula="of:=[.I47]+[.J47]+[.K47]" office:value-type="float" office:value="3811" calcext:value-type="float">
            <text:p>38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95" calcext:value-type="float">
            <text:p>995</text:p>
          </table:table-cell>
          <table:table-cell office:value-type="float" office:value="3509" calcext:value-type="float">
            <text:p>35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[.B48]+[.C48]+[.D48]" office:value-type="float" office:value="4515" calcext:value-type="float">
            <text:p>4515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3269" calcext:value-type="float">
            <text:p>326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[.I48]+[.J48]+[.K48]" office:value-type="float" office:value="4428" calcext:value-type="float">
            <text:p>44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1562" calcext:value-type="float">
            <text:p>1562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formula="of:=[.B49]+[.C49]+[.D49]" office:value-type="float" office:value="2309" calcext:value-type="float">
            <text:p>2309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3138" calcext:value-type="float">
            <text:p>313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formula="of:=[.I49]+[.J49]+[.K49]" office:value-type="float" office:value="3964" calcext:value-type="float">
            <text:p>39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1735" calcext:value-type="float">
            <text:p>173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formula="of:=[.B50]+[.C50]+[.D50]" office:value-type="float" office:value="2340" calcext:value-type="float">
            <text:p>2340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675" calcext:value-type="float">
            <text:p>167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formula="of:=[.I50]+[.J50]+[.K50]" office:value-type="float" office:value="2331" calcext:value-type="float">
            <text:p>23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formula="of:=[.B51]+[.C51]+[.D51]" office:value-type="float" office:value="1593" calcext:value-type="float">
            <text:p>159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921" calcext:value-type="float">
            <text:p>921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formula="of:=[.I51]+[.J51]+[.K51]" office:value-type="float" office:value="1791" calcext:value-type="float">
            <text:p>17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3" calcext:value-type="float">
            <text:p>863</text:p>
          </table:table-cell>
          <table:table-cell office:value-type="float" office:value="1340" calcext:value-type="float">
            <text:p>134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formula="of:=[.B52]+[.C52]+[.D52]" office:value-type="float" office:value="2215" calcext:value-type="float">
            <text:p>2215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298" calcext:value-type="float">
            <text:p>1298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[.I52]+[.J52]+[.K52]" office:value-type="float" office:value="1932" calcext:value-type="float">
            <text:p>19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float" office:value="3034" calcext:value-type="float">
            <text:p>303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formula="of:=[.B53]+[.C53]+[.D53]" office:value-type="float" office:value="4214" calcext:value-type="float">
            <text:p>421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3337" calcext:value-type="float">
            <text:p>333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[.I53]+[.J53]+[.K53]" office:value-type="float" office:value="4110" calcext:value-type="float">
            <text:p>41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formula="of:=[.B54]+[.C54]+[.D54]" office:value-type="float" office:value="4026" calcext:value-type="float">
            <text:p>4026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181" calcext:value-type="float">
            <text:p>3181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formula="of:=[.I54]+[.J54]+[.K54]" office:value-type="float" office:value="4023" calcext:value-type="float">
            <text:p>40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88" calcext:value-type="float">
            <text:p>1088</text:p>
          </table:table-cell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[.B55]+[.C55]+[.D55]" office:value-type="float" office:value="2531" calcext:value-type="float">
            <text:p>253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[.I55]+[.J55]+[.K55]" office:value-type="float" office:value="3996" calcext:value-type="float">
            <text:p>39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7" calcext:value-type="float">
            <text:p>657</text:p>
          </table:table-cell>
          <table:table-cell office:value-type="float" office:value="1489" calcext:value-type="float">
            <text:p>14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formula="of:=[.B56]+[.C56]+[.D56]" office:value-type="float" office:value="2164" calcext:value-type="float">
            <text:p>2164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formula="of:=[.I56]+[.J56]+[.K56]" office:value-type="float" office:value="2390" calcext:value-type="float">
            <text:p>23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[.B57]+[.C57]+[.D57]" office:value-type="float" office:value="1972" calcext:value-type="float">
            <text:p>197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formula="of:=[.I57]+[.J57]+[.K57]" office:value-type="float" office:value="1828" calcext:value-type="float">
            <text:p>1828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8:00:24.451988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6:04.866948772</meta:creation-date>
    <dc:date>2018-06-29T08:01:20.612907730</dc:date>
    <meta:editing-duration>PT7M44S</meta:editing-duration>
    <meta:editing-cycles>8</meta:editing-cycles>
    <meta:generator>LibreOffice/4.2.8.2$Linux_x86 LibreOffice_project/420m0$Build-2</meta:generator>
    <meta:document-statistic meta:table-count="6" meta:cell-count="3758" meta:object-count="0"/>
  </office:meta>
</office:document-meta>
</file>